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1pt" officeooo:rsid="01cff26f" officeooo:paragraph-rsid="00048bfe" style:font-size-asian="11pt" style:font-size-complex="11pt"/>
    </style:style>
    <style:style style:name="P2" style:family="paragraph" style:parent-style-name="Standard">
      <style:text-properties style:font-name="DejaVu Sans Mono" fo:font-size="11pt" officeooo:rsid="00c5c579" officeooo:paragraph-rsid="00048bfe" style:font-size-asian="11pt" style:font-size-complex="11pt"/>
    </style:style>
    <style:style style:name="P3" style:family="paragraph" style:parent-style-name="Standard">
      <style:text-properties style:font-name="DejaVu Sans Mono" fo:font-size="11pt" officeooo:rsid="00f8ab52" officeooo:paragraph-rsid="00048bfe" style:font-size-asian="11pt" style:font-size-complex="11pt"/>
    </style:style>
    <style:style style:name="P4" style:family="paragraph" style:parent-style-name="Standard">
      <style:text-properties style:font-name="DejaVu Sans Mono" fo:font-size="11pt" officeooo:rsid="015b72cd" officeooo:paragraph-rsid="00048bfe" style:font-size-asian="11pt" style:font-size-complex="11pt"/>
    </style:style>
    <style:style style:name="P5" style:family="paragraph" style:parent-style-name="Standard">
      <style:text-properties style:font-name="DejaVu Sans Mono" fo:font-size="11pt" officeooo:rsid="01708fc0" officeooo:paragraph-rsid="00048bfe" style:font-size-asian="11pt" style:font-size-complex="11pt"/>
    </style:style>
    <style:style style:name="P6" style:family="paragraph" style:parent-style-name="Standard">
      <style:text-properties style:font-name="DejaVu Sans Mono" fo:font-size="11pt" officeooo:rsid="000d077f" officeooo:paragraph-rsid="000d077f" style:font-size-asian="11pt" style:font-size-complex="11pt"/>
    </style:style>
    <style:style style:name="P7" style:family="paragraph" style:parent-style-name="Standard">
      <style:text-properties style:font-name="DejaVu Sans Mono" fo:font-size="11pt" officeooo:rsid="000d077f" officeooo:paragraph-rsid="001d291d" style:font-size-asian="11pt" style:font-size-complex="11pt"/>
    </style:style>
    <style:style style:name="P8" style:family="paragraph" style:parent-style-name="Standard">
      <style:text-properties style:font-name="DejaVu Sans Mono" fo:font-size="11pt" officeooo:rsid="000fbebc" officeooo:paragraph-rsid="00355ae9" style:font-size-asian="11pt" style:font-size-complex="11pt"/>
    </style:style>
    <style:style style:name="P9" style:family="paragraph" style:parent-style-name="Standard">
      <style:text-properties style:font-name="DejaVu Sans Mono" fo:font-size="11pt" officeooo:rsid="000fbebc" officeooo:paragraph-rsid="004bae08" style:font-size-asian="11pt" style:font-size-complex="11pt"/>
    </style:style>
    <style:style style:name="P10" style:family="paragraph" style:parent-style-name="Standard">
      <style:text-properties style:font-name="DejaVu Sans Mono" fo:font-size="11pt" officeooo:rsid="000fbebc" officeooo:paragraph-rsid="0052fd3f" style:font-size-asian="11pt" style:font-size-complex="11pt"/>
    </style:style>
    <style:style style:name="P11" style:family="paragraph" style:parent-style-name="Standard">
      <style:text-properties style:font-name="DejaVu Sans Mono" fo:font-size="11pt" officeooo:rsid="000fbebc" officeooo:paragraph-rsid="005d6d4d" style:font-size-asian="11pt" style:font-size-complex="11pt"/>
    </style:style>
    <style:style style:name="P12" style:family="paragraph" style:parent-style-name="Standard">
      <style:text-properties style:font-name="DejaVu Sans Mono" fo:font-size="11pt" officeooo:rsid="000fbebc" officeooo:paragraph-rsid="00616697" style:font-size-asian="11pt" style:font-size-complex="11pt"/>
    </style:style>
    <style:style style:name="P13" style:family="paragraph" style:parent-style-name="Standard">
      <style:text-properties style:font-name="DejaVu Sans Mono" fo:font-size="11pt" officeooo:rsid="000fbebc" officeooo:paragraph-rsid="00620b0a" style:font-size-asian="11pt" style:font-size-complex="11pt"/>
    </style:style>
    <style:style style:name="P14" style:family="paragraph" style:parent-style-name="Standard">
      <style:text-properties style:font-name="DejaVu Sans Mono" fo:font-size="11pt" officeooo:rsid="000fbebc" officeooo:paragraph-rsid="00633ed6" style:font-size-asian="11pt" style:font-size-complex="11pt"/>
    </style:style>
    <style:style style:name="P15" style:family="paragraph" style:parent-style-name="Standard">
      <style:text-properties style:font-name="DejaVu Sans Mono" fo:font-size="11pt" officeooo:rsid="000fbebc" officeooo:paragraph-rsid="00781ee0" style:font-size-asian="11pt" style:font-size-complex="11pt"/>
    </style:style>
    <style:style style:name="P16" style:family="paragraph" style:parent-style-name="Standard">
      <style:text-properties style:font-name="DejaVu Sans Mono" fo:font-size="11pt" officeooo:rsid="003fc704" officeooo:paragraph-rsid="00048bfe" style:font-size-asian="11pt" style:font-size-complex="11pt"/>
    </style:style>
    <style:style style:name="P17" style:family="paragraph" style:parent-style-name="Standard">
      <style:text-properties style:font-name="DejaVu Sans Mono" fo:font-size="11pt" officeooo:rsid="006ec07c" officeooo:paragraph-rsid="006ec07c" style:font-size-asian="11pt" style:font-size-complex="11pt"/>
    </style:style>
    <style:style style:name="P18" style:family="paragraph" style:parent-style-name="Standard">
      <style:text-properties style:font-name="DejaVu Sans Mono" fo:font-size="11pt" fo:font-weight="normal" officeooo:rsid="01cff26f" officeooo:paragraph-rsid="00048bfe" style:font-size-asian="11pt" style:font-weight-asian="normal" style:font-size-complex="11pt" style:font-weight-complex="normal"/>
    </style:style>
    <style:style style:name="P19" style:family="paragraph" style:parent-style-name="Subtitle">
      <style:paragraph-properties fo:break-before="page"/>
      <style:text-properties style:font-name="DejaVu Sans Mono" officeooo:paragraph-rsid="00048bfe"/>
    </style:style>
    <style:style style:name="P20" style:family="paragraph" style:parent-style-name="Subtitle">
      <style:paragraph-properties fo:break-before="page"/>
      <style:text-properties style:font-name="DejaVu Sans Mono" officeooo:paragraph-rsid="00739344"/>
    </style:style>
    <style:style style:name="P21" style:family="paragraph" style:parent-style-name="Standard">
      <style:text-properties fo:color="#ffff00" loext:opacity="100%" style:font-name="DejaVu Sans Mono" fo:font-size="11pt" fo:font-weight="bold" officeooo:rsid="00feeea5" officeooo:paragraph-rsid="00048bfe" style:font-size-asian="11pt" style:font-weight-asian="bold" style:font-size-complex="11pt" style:font-weight-complex="bold"/>
    </style:style>
    <style:style style:name="P22" style:family="paragraph" style:parent-style-name="Standard">
      <style:text-properties fo:color="#ffff00" loext:opacity="100%" style:font-name="DejaVu Sans Mono" fo:font-size="11pt" officeooo:rsid="00feeea5" officeooo:paragraph-rsid="00048bfe" style:font-size-asian="11pt" style:font-size-complex="11pt"/>
    </style:style>
    <style:style style:name="P23" style:family="paragraph" style:parent-style-name="Standard">
      <style:text-properties fo:color="#ffff00" loext:opacity="100%" style:font-name="DejaVu Sans Mono" fo:font-size="11pt" officeooo:rsid="00c5c579" officeooo:paragraph-rsid="00048bfe" style:font-size-asian="11pt" style:font-size-complex="11pt"/>
    </style:style>
    <style:style style:name="P24" style:family="paragraph" style:parent-style-name="Standard">
      <style:text-properties fo:color="#c9211e" loext:opacity="100%" style:font-name="DejaVu Sans Mono" fo:font-size="11pt" officeooo:rsid="01708fc0" officeooo:paragraph-rsid="00048bfe" style:font-size-asian="11pt" style:font-size-complex="11pt"/>
    </style:style>
    <style:style style:name="P25" style:family="paragraph" style:parent-style-name="Standard">
      <style:text-properties fo:color="#c9211e" loext:opacity="100%" style:font-name="DejaVu Sans Mono" fo:font-size="11pt" officeooo:rsid="01709bcf" officeooo:paragraph-rsid="00048bfe" style:font-size-asian="11pt" style:font-size-complex="11pt"/>
    </style:style>
    <style:style style:name="P26" style:family="paragraph" style:parent-style-name="Standard">
      <style:text-properties fo:color="#c9211e" loext:opacity="100%" style:font-name="DejaVu Sans Mono" fo:font-size="11pt" officeooo:rsid="01bc1721" officeooo:paragraph-rsid="00048bfe" style:font-size-asian="11pt" style:font-size-complex="11pt"/>
    </style:style>
    <style:style style:name="P27" style:family="paragraph" style:parent-style-name="Standard">
      <style:text-properties fo:color="#c9211e" loext:opacity="100%" style:font-name="DejaVu Sans Mono" fo:font-size="11pt" officeooo:rsid="0198daaa" officeooo:paragraph-rsid="00048bfe" style:font-size-asian="11pt" style:font-size-complex="11pt"/>
    </style:style>
    <style:style style:name="P28" style:family="paragraph" style:parent-style-name="Standard">
      <style:text-properties fo:color="#c9211e" loext:opacity="100%" style:font-name="DejaVu Sans Mono" fo:font-size="11pt" officeooo:rsid="0181d1de" officeooo:paragraph-rsid="00048bfe" style:font-size-asian="11pt" style:font-size-complex="11pt"/>
    </style:style>
    <style:style style:name="P29" style:family="paragraph" style:parent-style-name="Standard">
      <style:text-properties fo:color="#c9211e" loext:opacity="100%" style:font-name="DejaVu Sans Mono" fo:font-size="11pt" officeooo:rsid="017981cc" officeooo:paragraph-rsid="00048bfe" style:font-size-asian="11pt" style:font-size-complex="11pt"/>
    </style:style>
    <style:style style:name="P30" style:family="paragraph" style:parent-style-name="Standard">
      <style:text-properties fo:color="#c9211e" loext:opacity="100%" style:font-name="DejaVu Sans Mono" fo:font-size="11pt" officeooo:rsid="01770019" officeooo:paragraph-rsid="00048bfe" style:font-size-asian="11pt" style:font-size-complex="11pt"/>
    </style:style>
    <style:style style:name="P31" style:family="paragraph" style:parent-style-name="Standard">
      <style:text-properties fo:color="#c9211e" loext:opacity="100%" style:font-name="DejaVu Sans Mono" fo:font-size="11pt" officeooo:rsid="017371ab" officeooo:paragraph-rsid="00048bfe" style:font-size-asian="11pt" style:font-size-complex="11pt"/>
    </style:style>
    <style:style style:name="P32" style:family="paragraph" style:parent-style-name="Standard">
      <style:text-properties fo:color="#c9211e" loext:opacity="100%" style:font-name="DejaVu Sans Mono" fo:font-size="11pt" officeooo:rsid="019723e2" officeooo:paragraph-rsid="00048bfe" style:font-size-asian="11pt" style:font-size-complex="11pt"/>
    </style:style>
    <style:style style:name="P33" style:family="paragraph" style:parent-style-name="Standard">
      <style:text-properties fo:color="#c9211e" loext:opacity="100%" style:font-name="DejaVu Sans Mono" fo:font-size="11pt" officeooo:rsid="0119e7f3" officeooo:paragraph-rsid="00048bfe" style:font-size-asian="11pt" style:font-size-complex="11pt"/>
    </style:style>
    <style:style style:name="P34" style:family="paragraph" style:parent-style-name="Standard">
      <style:text-properties fo:color="#c9211e" loext:opacity="100%" style:font-name="DejaVu Sans Mono" fo:font-size="11pt" officeooo:rsid="0120a639" officeooo:paragraph-rsid="00048bfe" style:font-size-asian="11pt" style:font-size-complex="11pt"/>
    </style:style>
    <style:style style:name="P35" style:family="paragraph" style:parent-style-name="Standard">
      <style:text-properties fo:color="#c9211e" loext:opacity="100%" style:font-name="DejaVu Sans Mono" fo:font-size="11pt" officeooo:rsid="00c5c579" officeooo:paragraph-rsid="00048bfe" style:font-size-asian="11pt" style:font-size-complex="11pt"/>
    </style:style>
    <style:style style:name="P36" style:family="paragraph" style:parent-style-name="Standard">
      <style:text-properties fo:color="#c9211e" loext:opacity="100%" style:font-name="DejaVu Sans Mono" fo:font-size="11pt" officeooo:rsid="01211111" officeooo:paragraph-rsid="00048bfe" style:font-size-asian="11pt" style:font-size-complex="11pt"/>
    </style:style>
    <style:style style:name="P37" style:family="paragraph" style:parent-style-name="Standard">
      <style:text-properties fo:color="#c9211e" loext:opacity="100%" style:font-name="DejaVu Sans Mono" fo:font-size="11pt" officeooo:rsid="0130406e" officeooo:paragraph-rsid="00048bfe" style:font-size-asian="11pt" style:font-size-complex="11pt"/>
    </style:style>
    <style:style style:name="P38" style:family="paragraph" style:parent-style-name="Standard">
      <style:text-properties fo:color="#c9211e" loext:opacity="100%" style:font-name="DejaVu Sans Mono" fo:font-size="11pt" officeooo:rsid="00ea1e92" officeooo:paragraph-rsid="00048bfe" style:font-size-asian="11pt" style:font-size-complex="11pt"/>
    </style:style>
    <style:style style:name="P39" style:family="paragraph" style:parent-style-name="Standard">
      <style:text-properties fo:color="#c9211e" loext:opacity="100%" style:font-name="DejaVu Sans Mono" fo:font-size="11pt" officeooo:rsid="012671ab" officeooo:paragraph-rsid="00048bfe" style:font-size-asian="11pt" style:font-size-complex="11pt"/>
    </style:style>
    <style:style style:name="P40" style:family="paragraph" style:parent-style-name="Standard">
      <style:paragraph-properties fo:break-before="page"/>
      <style:text-properties fo:color="#c9211e" loext:opacity="100%" style:font-name="DejaVu Sans Mono" fo:font-size="11pt" officeooo:rsid="012671ab" officeooo:paragraph-rsid="00048bfe" style:font-size-asian="11pt" style:font-size-complex="11pt"/>
    </style:style>
    <style:style style:name="P41" style:family="paragraph" style:parent-style-name="Standard">
      <style:text-properties fo:color="#c9211e" loext:opacity="100%" style:font-name="DejaVu Sans Mono" fo:font-size="11pt" officeooo:rsid="013df720" officeooo:paragraph-rsid="00048bfe" style:font-size-asian="11pt" style:font-size-complex="11pt"/>
    </style:style>
    <style:style style:name="P42" style:family="paragraph" style:parent-style-name="Standard">
      <style:text-properties fo:color="#c9211e" loext:opacity="100%" style:font-name="DejaVu Sans Mono" fo:font-size="11pt" officeooo:rsid="0157cc9d" officeooo:paragraph-rsid="00048bfe" style:font-size-asian="11pt" style:font-size-complex="11pt"/>
    </style:style>
    <style:style style:name="P43" style:family="paragraph" style:parent-style-name="Standard">
      <style:text-properties fo:color="#c9211e" loext:opacity="100%" style:font-name="DejaVu Sans Mono" fo:font-size="11pt" officeooo:rsid="015b72cd" officeooo:paragraph-rsid="00048bfe" style:font-size-asian="11pt" style:font-size-complex="11pt"/>
    </style:style>
    <style:style style:name="P44" style:family="paragraph" style:parent-style-name="Standard">
      <style:text-properties fo:color="#c9211e" loext:opacity="100%" style:font-name="DejaVu Sans Mono" fo:font-size="11pt" officeooo:rsid="0114ccc1" officeooo:paragraph-rsid="00048bfe" style:font-size-asian="11pt" style:font-size-complex="11pt"/>
    </style:style>
    <style:style style:name="P45" style:family="paragraph" style:parent-style-name="Standard">
      <style:text-properties fo:color="#c9211e" loext:opacity="100%" style:font-name="DejaVu Sans Mono" fo:font-size="11pt" officeooo:rsid="01175514" officeooo:paragraph-rsid="00048bfe" style:font-size-asian="11pt" style:font-size-complex="11pt"/>
    </style:style>
    <style:style style:name="P46" style:family="paragraph" style:parent-style-name="Standard">
      <style:text-properties fo:color="#c9211e" loext:opacity="100%" style:font-name="DejaVu Sans Mono" fo:font-size="11pt" officeooo:rsid="00ea6d56" officeooo:paragraph-rsid="00048bfe" style:font-size-asian="11pt" style:font-size-complex="11pt"/>
    </style:style>
    <style:style style:name="P47" style:family="paragraph" style:parent-style-name="Standard">
      <style:text-properties fo:color="#c9211e" loext:opacity="100%" style:font-name="DejaVu Sans Mono" fo:font-size="11pt" officeooo:rsid="00f8ab52" officeooo:paragraph-rsid="00048bfe" style:font-size-asian="11pt" style:font-size-complex="11pt"/>
    </style:style>
    <style:style style:name="P48" style:family="paragraph" style:parent-style-name="Standard">
      <style:text-properties fo:color="#c9211e" loext:opacity="100%" style:font-name="DejaVu Sans Mono" fo:font-size="11pt" officeooo:rsid="00feeea5" officeooo:paragraph-rsid="00048bfe" style:font-size-asian="11pt" style:font-size-complex="11pt"/>
    </style:style>
    <style:style style:name="P49" style:family="paragraph" style:parent-style-name="Standard">
      <style:text-properties fo:color="#c9211e" loext:opacity="100%" style:font-name="DejaVu Sans Mono" fo:font-size="11pt" fo:font-weight="bold" officeooo:rsid="019723e2" officeooo:paragraph-rsid="00048bfe" style:font-size-asian="11pt" style:font-weight-asian="bold" style:font-size-complex="11pt" style:font-weight-complex="bold"/>
    </style:style>
    <style:style style:name="P50" style:family="paragraph" style:parent-style-name="Standard">
      <style:text-properties fo:color="#c9211e" loext:opacity="100%" style:font-name="DejaVu Sans Mono" fo:font-size="11pt" fo:font-weight="bold" officeooo:rsid="01211111" officeooo:paragraph-rsid="00048bfe" style:font-size-asian="11pt" style:font-weight-asian="bold" style:font-size-complex="11pt" style:font-weight-complex="bold"/>
    </style:style>
    <style:style style:name="P51" style:family="paragraph" style:parent-style-name="Standard">
      <style:text-properties fo:color="#c9211e" loext:opacity="100%" style:font-name="DejaVu Sans Mono" fo:font-size="11pt" fo:font-weight="bold" officeooo:rsid="0139192d" officeooo:paragraph-rsid="00048bfe" style:font-size-asian="11pt" style:font-weight-asian="bold" style:font-size-complex="11pt" style:font-weight-complex="bold"/>
    </style:style>
    <style:style style:name="P52" style:family="paragraph" style:parent-style-name="Standard">
      <style:text-properties fo:color="#c9211e" loext:opacity="100%" style:font-name="DejaVu Sans Mono" fo:font-size="11pt" fo:font-weight="bold" officeooo:rsid="013c7e16" officeooo:paragraph-rsid="00048bfe" style:font-size-asian="11pt" style:font-weight-asian="bold" style:font-size-complex="11pt" style:font-weight-complex="bold"/>
    </style:style>
    <style:style style:name="P53" style:family="paragraph" style:parent-style-name="Standard">
      <style:text-properties fo:color="#c9211e" loext:opacity="100%" style:font-name="DejaVu Sans Mono" fo:font-size="11pt" fo:font-weight="bold" officeooo:rsid="013df720" officeooo:paragraph-rsid="00048bfe" style:font-size-asian="11pt" style:font-weight-asian="bold" style:font-size-complex="11pt" style:font-weight-complex="bold"/>
    </style:style>
    <style:style style:name="P54" style:family="paragraph" style:parent-style-name="Standard">
      <style:text-properties fo:color="#c9211e" loext:opacity="100%" style:font-name="DejaVu Sans Mono" fo:font-size="11pt" fo:font-weight="bold" officeooo:rsid="0157cc9d" officeooo:paragraph-rsid="00048bfe" style:font-size-asian="11pt" style:font-weight-asian="bold" style:font-size-complex="11pt" style:font-weight-complex="bold"/>
    </style:style>
    <style:style style:name="P55" style:family="paragraph" style:parent-style-name="Standard">
      <style:text-properties fo:color="#c9211e" loext:opacity="100%" style:font-name="DejaVu Sans Mono" fo:font-size="11pt" fo:font-weight="bold" officeooo:rsid="015b72cd" officeooo:paragraph-rsid="00048bfe" style:font-size-asian="11pt" style:font-weight-asian="bold" style:font-size-complex="11pt" style:font-weight-complex="bold"/>
    </style:style>
    <style:style style:name="P56" style:family="paragraph" style:parent-style-name="Standard">
      <style:text-properties fo:color="#c9211e" loext:opacity="100%" style:font-name="DejaVu Sans Mono" fo:font-size="11pt" fo:font-weight="bold" officeooo:rsid="0114ccc1" officeooo:paragraph-rsid="00048bfe" style:font-size-asian="11pt" style:font-weight-asian="bold" style:font-size-complex="11pt" style:font-weight-complex="bold"/>
    </style:style>
    <style:style style:name="P57" style:family="paragraph" style:parent-style-name="Standard">
      <style:text-properties fo:color="#c9211e" loext:opacity="100%" style:font-name="DejaVu Sans Mono" fo:font-size="11pt" fo:font-weight="bold" officeooo:rsid="00f44e82" officeooo:paragraph-rsid="00048bfe" style:font-size-asian="11pt" style:font-weight-asian="bold" style:font-size-complex="11pt" style:font-weight-complex="bold"/>
    </style:style>
    <style:style style:name="P58" style:family="paragraph" style:parent-style-name="Standard">
      <style:text-properties fo:color="#c9211e" loext:opacity="100%" style:font-name="DejaVu Sans Mono" fo:font-size="11pt" fo:font-weight="bold" officeooo:rsid="00f8ab52" officeooo:paragraph-rsid="00048bfe" style:font-size-asian="11pt" style:font-weight-asian="bold" style:font-size-complex="11pt" style:font-weight-complex="bold"/>
    </style:style>
    <style:style style:name="P59" style:family="paragraph" style:parent-style-name="Standard">
      <style:paragraph-properties fo:break-before="page"/>
      <style:text-properties fo:color="#c9211e" loext:opacity="100%" style:font-name="DejaVu Sans Mono" fo:font-size="11pt" fo:font-weight="bold" officeooo:rsid="00f8ab52" officeooo:paragraph-rsid="00048bfe" style:font-size-asian="11pt" style:font-weight-asian="bold" style:font-size-complex="11pt" style:font-weight-complex="bold"/>
    </style:style>
    <style:style style:name="P60" style:family="paragraph" style:parent-style-name="Standard">
      <style:text-properties fo:color="#c9211e" loext:opacity="100%" style:font-name="DejaVu Sans Mono" fo:font-size="11pt" fo:font-weight="normal" officeooo:rsid="012671ab" officeooo:paragraph-rsid="00048bfe" style:font-size-asian="11pt" style:font-weight-asian="normal" style:font-size-complex="11pt" style:font-weight-complex="normal"/>
    </style:style>
    <style:style style:name="P61" style:family="paragraph" style:parent-style-name="Standard">
      <style:text-properties fo:color="#c9211e" loext:opacity="100%" style:font-name="DejaVu Sans Mono" fo:font-size="11pt" fo:font-weight="normal" officeooo:rsid="013591bd" officeooo:paragraph-rsid="00048bfe" style:font-size-asian="11pt" style:font-weight-asian="normal" style:font-size-complex="11pt" style:font-weight-complex="normal"/>
    </style:style>
    <style:style style:name="P62" style:family="paragraph" style:parent-style-name="Standard">
      <style:text-properties fo:color="#c9211e" loext:opacity="100%" style:font-name="DejaVu Sans Mono" fo:font-size="11pt" fo:font-weight="normal" officeooo:rsid="01383686" officeooo:paragraph-rsid="00048bfe" style:font-size-asian="11pt" style:font-weight-asian="normal" style:font-size-complex="11pt" style:font-weight-complex="normal"/>
    </style:style>
    <style:style style:name="P63" style:family="paragraph" style:parent-style-name="Standard">
      <style:text-properties fo:color="#c9211e" loext:opacity="100%" style:font-name="DejaVu Sans Mono" fo:font-size="11pt" fo:font-weight="normal" officeooo:rsid="0139192d" officeooo:paragraph-rsid="00048bfe" style:font-size-asian="11pt" style:font-weight-asian="normal" style:font-size-complex="11pt" style:font-weight-complex="normal"/>
    </style:style>
    <style:style style:name="P64" style:family="paragraph" style:parent-style-name="Standard">
      <style:text-properties fo:color="#c9211e" loext:opacity="100%" style:font-name="DejaVu Sans Mono" fo:font-size="11pt" fo:font-weight="normal" officeooo:rsid="013c7e16" officeooo:paragraph-rsid="00048bfe" style:font-size-asian="11pt" style:font-weight-asian="normal" style:font-size-complex="11pt" style:font-weight-complex="normal"/>
    </style:style>
    <style:style style:name="P65" style:family="paragraph" style:parent-style-name="Standard">
      <style:text-properties fo:color="#c9211e" loext:opacity="100%" style:font-name="DejaVu Sans Mono" fo:font-size="11pt" fo:font-weight="normal" officeooo:rsid="014cebe0" officeooo:paragraph-rsid="00048bfe" style:font-size-asian="11pt" style:font-weight-asian="normal" style:font-size-complex="11pt" style:font-weight-complex="normal"/>
    </style:style>
    <style:style style:name="P66" style:family="paragraph" style:parent-style-name="Standard">
      <style:text-properties fo:color="#c9211e" loext:opacity="100%" style:font-name="DejaVu Sans Mono" fo:font-size="11pt" fo:font-weight="normal" officeooo:rsid="013df720" officeooo:paragraph-rsid="00048bfe" style:font-size-asian="11pt" style:font-weight-asian="normal" style:font-size-complex="11pt" style:font-weight-complex="normal"/>
    </style:style>
    <style:style style:name="P67" style:family="paragraph" style:parent-style-name="Standard">
      <style:text-properties style:use-window-font-color="true" loext:opacity="0%" style:font-name="DejaVu Sans Mono" fo:font-size="11pt" officeooo:rsid="0005fae3" officeooo:paragraph-rsid="00048bfe" style:font-size-asian="11pt" style:font-size-complex="11pt"/>
    </style:style>
    <style:style style:name="P68" style:family="paragraph" style:parent-style-name="Standard">
      <style:paragraph-properties fo:text-align="center" style:justify-single-word="false"/>
      <style:text-properties style:use-window-font-color="true" loext:opacity="0%" style:font-name="DejaVu Sans Mono" fo:font-size="11pt" officeooo:rsid="0005fae3" officeooo:paragraph-rsid="00048bfe" style:font-size-asian="11pt" style:font-size-complex="11pt"/>
    </style:style>
    <style:style style:name="P69" style:family="paragraph" style:parent-style-name="Standard">
      <style:text-properties style:use-window-font-color="true" loext:opacity="0%" style:font-name="DejaVu Sans Mono" fo:font-size="11pt" officeooo:rsid="0009ab2c" officeooo:paragraph-rsid="00048bfe" style:font-size-asian="11pt" style:font-size-complex="11pt"/>
    </style:style>
    <style:style style:name="P70" style:family="paragraph" style:parent-style-name="Standard">
      <style:text-properties style:use-window-font-color="true" loext:opacity="0%" style:font-name="DejaVu Sans Mono" fo:font-size="11pt" officeooo:rsid="000f41d1" officeooo:paragraph-rsid="00048bfe" style:font-size-asian="11pt" style:font-size-complex="11pt"/>
    </style:style>
    <style:style style:name="P71" style:family="paragraph" style:parent-style-name="Standard">
      <style:text-properties style:use-window-font-color="true" loext:opacity="0%" style:font-name="DejaVu Sans Mono" fo:font-size="11pt" officeooo:rsid="009a4dac" officeooo:paragraph-rsid="00048bfe" style:font-size-asian="11pt" style:font-size-complex="11pt"/>
    </style:style>
    <style:style style:name="P72" style:family="paragraph" style:parent-style-name="Standard">
      <style:text-properties style:use-window-font-color="true" loext:opacity="0%" style:font-name="DejaVu Sans Mono" fo:font-size="11pt" officeooo:rsid="00147c98" officeooo:paragraph-rsid="00048bfe" style:font-size-asian="11pt" style:font-size-complex="11pt"/>
    </style:style>
    <style:style style:name="P73" style:family="paragraph" style:parent-style-name="Standard">
      <style:text-properties style:use-window-font-color="true" loext:opacity="0%" style:font-name="DejaVu Sans Mono" fo:font-size="11pt" officeooo:rsid="001721cd" officeooo:paragraph-rsid="00048bfe" style:font-size-asian="11pt" style:font-size-complex="11pt"/>
    </style:style>
    <style:style style:name="P74" style:family="paragraph" style:parent-style-name="Standard">
      <style:text-properties style:use-window-font-color="true" loext:opacity="0%" style:font-name="DejaVu Sans Mono" fo:font-size="11pt" officeooo:rsid="00240d27" officeooo:paragraph-rsid="00323ff2" style:font-size-asian="11pt" style:font-size-complex="11pt"/>
    </style:style>
    <style:style style:name="P75" style:family="paragraph" style:parent-style-name="Standard">
      <style:text-properties style:use-window-font-color="true" loext:opacity="0%" style:font-name="DejaVu Sans Mono" fo:font-size="11pt" officeooo:rsid="00240d27" officeooo:paragraph-rsid="00355ae9" style:font-size-asian="11pt" style:font-size-complex="11pt"/>
    </style:style>
    <style:style style:name="P76" style:family="paragraph" style:parent-style-name="Standard">
      <style:text-properties style:use-window-font-color="true" loext:opacity="0%" style:font-name="DejaVu Sans Mono" fo:font-size="11pt" officeooo:rsid="00240d27" officeooo:paragraph-rsid="000d077f" style:font-size-asian="11pt" style:font-size-complex="11pt"/>
    </style:style>
    <style:style style:name="P77" style:family="paragraph" style:parent-style-name="Standard">
      <style:text-properties style:use-window-font-color="true" loext:opacity="0%" style:font-name="DejaVu Sans Mono" fo:font-size="11pt" officeooo:rsid="0075a626" officeooo:paragraph-rsid="0075a626" style:font-size-asian="11pt" style:font-size-complex="11pt"/>
    </style:style>
    <style:style style:name="P78" style:family="paragraph" style:parent-style-name="Subtitle">
      <style:text-properties style:use-window-font-color="true" loext:opacity="0%" style:font-name="DejaVu Sans Mono" officeooo:paragraph-rsid="00048bfe"/>
    </style:style>
    <style:style style:name="P79" style:family="paragraph" style:parent-style-name="Subtitle">
      <style:paragraph-properties fo:break-before="page"/>
      <style:text-properties style:use-window-font-color="true" loext:opacity="0%" style:font-name="DejaVu Sans Mono" officeooo:paragraph-rsid="00048bfe"/>
    </style:style>
    <style:style style:name="P80" style:family="paragraph" style:parent-style-name="Standard">
      <style:text-properties fo:color="#bf0041" loext:opacity="100%" style:font-name="DejaVu Sans Mono" fo:font-size="11pt" officeooo:rsid="00240d27" officeooo:paragraph-rsid="004bae08" style:font-size-asian="11pt" style:font-size-complex="11pt"/>
    </style:style>
    <style:style style:name="P81" style:family="paragraph" style:parent-style-name="Standard">
      <style:text-properties fo:color="#bf0041" loext:opacity="100%" style:font-name="DejaVu Sans Mono" fo:font-size="11pt" officeooo:rsid="01d4b066" officeooo:paragraph-rsid="00739344" style:font-size-asian="11pt" style:font-size-complex="11pt"/>
    </style:style>
    <style:style style:name="P82" style:family="paragraph" style:parent-style-name="Standard">
      <style:text-properties style:font-name="DejaVu Sans Mono" fo:font-size="11pt" officeooo:rsid="003fc704" officeooo:paragraph-rsid="00048bfe" style:font-size-asian="11pt" style:font-size-complex="11pt"/>
    </style:style>
    <style:style style:name="P83" style:family="paragraph" style:parent-style-name="Standard">
      <style:text-properties fo:color="#ffff00" loext:opacity="100%" style:font-name="DejaVu Sans Mono" fo:font-size="11pt" officeooo:rsid="003fc704" officeooo:paragraph-rsid="00048bfe" style:font-size-asian="11pt" style:font-size-complex="11pt"/>
    </style:style>
    <style:style style:name="P84" style:family="paragraph" style:parent-style-name="Standard">
      <style:text-properties fo:color="#ffff00" loext:opacity="100%" style:font-name="DejaVu Sans Mono" fo:font-size="11pt" officeooo:rsid="003fc704" officeooo:paragraph-rsid="0099cb40" style:font-size-asian="11pt" style:font-size-complex="11pt"/>
    </style:style>
    <style:style style:name="P85" style:family="paragraph" style:parent-style-name="Standard">
      <style:text-properties fo:color="#ffff00" loext:opacity="100%" style:font-name="DejaVu Sans Mono" fo:font-size="11pt" officeooo:rsid="003fc704" officeooo:paragraph-rsid="009aeee7" style:font-size-asian="11pt" style:font-size-complex="11pt"/>
    </style:style>
    <style:style style:name="P86" style:family="paragraph" style:parent-style-name="Standard">
      <style:text-properties fo:color="#ffff00" loext:opacity="100%" style:font-name="DejaVu Sans Mono" fo:font-size="11pt" officeooo:rsid="003fc704" officeooo:paragraph-rsid="009c1252" style:font-size-asian="11pt" style:font-size-complex="11pt"/>
    </style:style>
    <style:style style:name="P87" style:family="paragraph" style:parent-style-name="Standard">
      <style:text-properties fo:color="#ffff00" loext:opacity="100%" style:font-name="DejaVu Sans Mono" fo:font-size="11pt" officeooo:rsid="009ddd2d" officeooo:paragraph-rsid="009ddd2d" style:font-size-asian="11pt" style:font-size-complex="11pt"/>
    </style:style>
    <style:style style:name="P88" style:family="paragraph" style:parent-style-name="Standard">
      <style:text-properties fo:color="#ffff00" loext:opacity="100%" style:font-name="DejaVu Sans Mono" fo:font-size="11pt" officeooo:rsid="009f8b7a" officeooo:paragraph-rsid="009f8b7a" style:font-size-asian="11pt" style:font-size-complex="11pt"/>
    </style:style>
    <style:style style:name="P89" style:family="paragraph" style:parent-style-name="Standard">
      <style:text-properties fo:color="#ffff00" loext:opacity="100%" style:font-name="DejaVu Sans Mono" fo:font-size="11pt" officeooo:rsid="009d188a" officeooo:paragraph-rsid="009d188a" style:font-size-asian="11pt" style:font-size-complex="11pt"/>
    </style:style>
    <style:style style:name="P90" style:family="paragraph" style:parent-style-name="Standard">
      <style:text-properties style:use-window-font-color="true" loext:opacity="0%" style:font-name="DejaVu Sans Mono" fo:font-size="11pt" officeooo:rsid="009d188a" officeooo:paragraph-rsid="009d188a" style:font-size-asian="11pt" style:font-size-complex="11pt"/>
    </style:style>
    <style:style style:name="P91" style:family="paragraph" style:parent-style-name="Subtitle">
      <style:text-properties style:use-window-font-color="true" loext:opacity="0%" style:font-name="DejaVu Sans Mono" officeooo:paragraph-rsid="009d188a"/>
    </style:style>
    <style:style style:name="P92" style:family="paragraph" style:parent-style-name="Subtitle">
      <style:text-properties fo:color="#ffff00" loext:opacity="100%" style:font-name="DejaVu Sans Mono" officeooo:paragraph-rsid="009d188a"/>
    </style:style>
    <style:style style:name="T1" style:family="text">
      <style:text-properties officeooo:rsid="0007f708"/>
    </style:style>
    <style:style style:name="T2" style:family="text">
      <style:text-properties officeooo:rsid="0009ab2c"/>
    </style:style>
    <style:style style:name="T3" style:family="text">
      <style:text-properties officeooo:rsid="00086175"/>
    </style:style>
    <style:style style:name="T4" style:family="text">
      <style:text-properties officeooo:rsid="000afab4"/>
    </style:style>
    <style:style style:name="T5" style:family="text">
      <style:text-properties officeooo:rsid="000bdd19"/>
    </style:style>
    <style:style style:name="T6" style:family="text">
      <style:text-properties officeooo:rsid="00c408ce"/>
    </style:style>
    <style:style style:name="T7" style:family="text">
      <style:text-properties style:text-underline-style="none" fo:font-weight="bold" officeooo:rsid="000fc6a5" style:font-weight-asian="bold" style:font-weight-complex="bold"/>
    </style:style>
    <style:style style:name="T8" style:family="text">
      <style:text-properties style:text-underline-style="none" fo:font-weight="bold" officeooo:rsid="0013c716" style:font-weight-asian="bold" style:font-weight-complex="bold"/>
    </style:style>
    <style:style style:name="T9" style:family="text">
      <style:text-properties style:text-underline-style="solid" style:text-underline-width="auto" style:text-underline-color="font-color" fo:font-weight="bold" officeooo:rsid="000fc6a5" style:font-weight-asian="bold" style:font-weight-complex="bold"/>
    </style:style>
    <style:style style:name="T10" style:family="text">
      <style:text-properties style:text-underline-style="solid" style:text-underline-width="auto" style:text-underline-color="font-color" fo:font-weight="bold" officeooo:rsid="0010940a" style:font-weight-asian="bold" style:font-weight-complex="bold"/>
    </style:style>
    <style:style style:name="T11" style:family="text">
      <style:text-properties style:text-underline-style="solid" style:text-underline-width="auto" style:text-underline-color="font-color" fo:font-weight="bold" officeooo:rsid="0013c716" style:font-weight-asian="bold" style:font-weight-complex="bold"/>
    </style:style>
    <style:style style:name="T12" style:family="text">
      <style:text-properties officeooo:rsid="000fc6a5"/>
    </style:style>
    <style:style style:name="T13" style:family="text">
      <style:text-properties officeooo:rsid="000ff3ec"/>
    </style:style>
    <style:style style:name="T14" style:family="text">
      <style:text-properties officeooo:rsid="0010940a"/>
    </style:style>
    <style:style style:name="T15" style:family="text">
      <style:text-properties officeooo:rsid="009a4dac"/>
    </style:style>
    <style:style style:name="T16" style:family="text">
      <style:text-properties officeooo:rsid="0010fd23"/>
    </style:style>
    <style:style style:name="T17" style:family="text">
      <style:text-properties officeooo:rsid="00c28d8f"/>
    </style:style>
    <style:style style:name="T18" style:family="text">
      <style:text-properties officeooo:rsid="0013c716"/>
    </style:style>
    <style:style style:name="T19" style:family="text">
      <style:text-properties officeooo:rsid="00147c98"/>
    </style:style>
    <style:style style:name="T20" style:family="text">
      <style:text-properties officeooo:rsid="001f9f7f"/>
    </style:style>
    <style:style style:name="T21" style:family="text">
      <style:text-properties officeooo:rsid="00163f43"/>
    </style:style>
    <style:style style:name="T22" style:family="text">
      <style:text-properties officeooo:rsid="001721cd"/>
    </style:style>
    <style:style style:name="T23" style:family="text">
      <style:text-properties officeooo:rsid="00e8ce34"/>
    </style:style>
    <style:style style:name="T24" style:family="text">
      <style:text-properties officeooo:rsid="00ceb5f7"/>
    </style:style>
    <style:style style:name="T25" style:family="text">
      <style:text-properties officeooo:rsid="00d260bb"/>
    </style:style>
    <style:style style:name="T26" style:family="text">
      <style:text-properties officeooo:rsid="00d12919"/>
    </style:style>
    <style:style style:name="T27" style:family="text">
      <style:text-properties fo:font-weight="bold" style:font-weight-asian="bold" style:font-weight-complex="bold"/>
    </style:style>
    <style:style style:name="T28" style:family="text">
      <style:text-properties fo:font-weight="bold" officeooo:rsid="00e621d5" style:font-weight-asian="bold" style:font-weight-complex="bold"/>
    </style:style>
    <style:style style:name="T29" style:family="text">
      <style:text-properties fo:font-weight="bold" officeooo:rsid="01f8ba7a" style:font-weight-asian="bold" style:font-weight-complex="bold"/>
    </style:style>
    <style:style style:name="T30" style:family="text">
      <style:text-properties fo:font-weight="bold" officeooo:rsid="01f554f2" style:font-weight-asian="bold" style:font-weight-complex="bold"/>
    </style:style>
    <style:style style:name="T31" style:family="text">
      <style:text-properties fo:font-weight="bold" officeooo:rsid="011b0c52" style:font-weight-asian="bold" style:font-weight-complex="bold"/>
    </style:style>
    <style:style style:name="T32" style:family="text">
      <style:text-properties fo:font-weight="bold" officeooo:rsid="00d4401d" style:font-weight-asian="bold" style:font-weight-complex="bold"/>
    </style:style>
    <style:style style:name="T33" style:family="text">
      <style:text-properties fo:font-weight="bold" officeooo:rsid="00c7d7b5" style:font-weight-asian="bold" style:font-weight-complex="bold"/>
    </style:style>
    <style:style style:name="T34" style:family="text">
      <style:text-properties fo:font-weight="bold" officeooo:rsid="00d66d59" style:font-weight-asian="bold" style:font-weight-complex="bold"/>
    </style:style>
    <style:style style:name="T35" style:family="text">
      <style:text-properties fo:font-weight="bold" officeooo:rsid="00d9c505" style:font-weight-asian="bold" style:font-weight-complex="bold"/>
    </style:style>
    <style:style style:name="T36" style:family="text">
      <style:text-properties fo:font-weight="bold" officeooo:rsid="00c656f0" style:font-weight-asian="bold" style:font-weight-complex="bold"/>
    </style:style>
    <style:style style:name="T37" style:family="text">
      <style:text-properties fo:font-weight="bold" officeooo:rsid="00d7fcb4" style:font-weight-asian="bold" style:font-weight-complex="bold"/>
    </style:style>
    <style:style style:name="T38" style:family="text">
      <style:text-properties fo:font-weight="bold" officeooo:rsid="00ca98b5" style:font-weight-asian="bold" style:font-weight-complex="bold"/>
    </style:style>
    <style:style style:name="T39" style:family="text">
      <style:text-properties fo:font-weight="bold" officeooo:rsid="00ca309c" style:font-weight-asian="bold" style:font-weight-complex="bold"/>
    </style:style>
    <style:style style:name="T40" style:family="text">
      <style:text-properties fo:font-weight="bold" officeooo:rsid="011c1658" style:font-weight-asian="bold" style:font-weight-complex="bold"/>
    </style:style>
    <style:style style:name="T41" style:family="text">
      <style:text-properties fo:font-weight="bold" officeooo:rsid="00ca6140" style:font-weight-asian="bold" style:font-weight-complex="bold"/>
    </style:style>
    <style:style style:name="T42" style:family="text">
      <style:text-properties fo:font-weight="bold" officeooo:rsid="00dc3a5a" style:font-weight-asian="bold" style:font-weight-complex="bold"/>
    </style:style>
    <style:style style:name="T43" style:family="text">
      <style:text-properties fo:font-weight="bold" officeooo:rsid="015436fe" style:font-weight-asian="bold" style:font-weight-complex="bold"/>
    </style:style>
    <style:style style:name="T44" style:family="text">
      <style:text-properties fo:font-weight="bold" officeooo:rsid="015adc9b" style:font-weight-asian="bold" style:font-weight-complex="bold"/>
    </style:style>
    <style:style style:name="T45" style:family="text">
      <style:text-properties fo:font-weight="bold" officeooo:rsid="010a84e9" style:font-weight-asian="bold" style:font-weight-complex="bold"/>
    </style:style>
    <style:style style:name="T46" style:family="text">
      <style:text-properties fo:font-weight="bold" officeooo:rsid="00eb68c7" style:font-weight-asian="bold" style:font-weight-complex="bold"/>
    </style:style>
    <style:style style:name="T47" style:family="text">
      <style:text-properties fo:font-weight="bold" officeooo:rsid="00eff99a" style:font-weight-asian="bold" style:font-weight-complex="bold"/>
    </style:style>
    <style:style style:name="T48" style:family="text">
      <style:text-properties fo:font-weight="bold" officeooo:rsid="00ebba93" style:font-weight-asian="bold" style:font-weight-complex="bold"/>
    </style:style>
    <style:style style:name="T49" style:family="text">
      <style:text-properties fo:font-weight="bold" officeooo:rsid="00ed01b4" style:font-weight-asian="bold" style:font-weight-complex="bold"/>
    </style:style>
    <style:style style:name="T50" style:family="text">
      <style:text-properties fo:font-weight="bold" officeooo:rsid="00feeea5" style:font-weight-asian="bold" style:font-weight-complex="bold"/>
    </style:style>
    <style:style style:name="T51" style:family="text">
      <style:text-properties fo:font-weight="bold" officeooo:rsid="0101f582" style:font-weight-asian="bold" style:font-weight-complex="bold"/>
    </style:style>
    <style:style style:name="T52" style:family="text">
      <style:text-properties fo:font-weight="bold" officeooo:rsid="010bc9b2" style:font-weight-asian="bold" style:font-weight-complex="bold"/>
    </style:style>
    <style:style style:name="T53" style:family="text">
      <style:text-properties fo:font-weight="bold" officeooo:rsid="010d6c98" style:font-weight-asian="bold" style:font-weight-complex="bold"/>
    </style:style>
    <style:style style:name="T54" style:family="text">
      <style:text-properties fo:font-weight="bold" officeooo:rsid="01077c79" style:font-weight-asian="bold" style:font-weight-complex="bold"/>
    </style:style>
    <style:style style:name="T55" style:family="text">
      <style:text-properties fo:font-weight="bold" officeooo:rsid="011394a9" style:font-weight-asian="bold" style:font-weight-complex="bold"/>
    </style:style>
    <style:style style:name="T56" style:family="text">
      <style:text-properties fo:font-weight="bold" officeooo:rsid="010fcb1e" style:font-weight-asian="bold" style:font-weight-complex="bold"/>
    </style:style>
    <style:style style:name="T57" style:family="text">
      <style:text-properties fo:font-weight="bold" officeooo:rsid="0113127b" style:font-weight-asian="bold" style:font-weight-complex="bold"/>
    </style:style>
    <style:style style:name="T58" style:family="text">
      <style:text-properties fo:font-weight="bold" officeooo:rsid="01f94c24" style:font-weight-asian="bold" style:font-weight-complex="bold"/>
    </style:style>
    <style:style style:name="T59" style:family="text">
      <style:text-properties fo:font-weight="bold" officeooo:rsid="0122e113" style:font-weight-asian="bold" style:font-weight-complex="bold"/>
    </style:style>
    <style:style style:name="T60" style:family="text">
      <style:text-properties fo:font-weight="bold" officeooo:rsid="00c5c579" style:font-weight-asian="bold" style:font-weight-complex="bold"/>
    </style:style>
    <style:style style:name="T61" style:family="text">
      <style:text-properties fo:font-weight="bold" officeooo:rsid="015eb13d" style:font-weight-asian="bold" style:font-weight-complex="bold"/>
    </style:style>
    <style:style style:name="T62" style:family="text">
      <style:text-properties fo:font-weight="bold" officeooo:rsid="015ebf02" style:font-weight-asian="bold" style:font-weight-complex="bold"/>
    </style:style>
    <style:style style:name="T63" style:family="text">
      <style:text-properties fo:font-weight="bold" officeooo:rsid="015f5644" style:font-weight-asian="bold" style:font-weight-complex="bold"/>
    </style:style>
    <style:style style:name="T64" style:family="text">
      <style:text-properties fo:font-weight="bold" officeooo:rsid="009d3b65" style:font-weight-asian="bold" style:font-weight-complex="bold"/>
    </style:style>
    <style:style style:name="T65" style:family="text">
      <style:text-properties fo:font-weight="bold" officeooo:rsid="000810ee" style:font-weight-asian="bold" style:font-weight-complex="bold"/>
    </style:style>
    <style:style style:name="T66" style:family="text">
      <style:text-properties fo:font-weight="bold" officeooo:rsid="002e3af4" style:font-weight-asian="bold" style:font-weight-complex="bold"/>
    </style:style>
    <style:style style:name="T67" style:family="text">
      <style:text-properties fo:font-weight="bold" officeooo:rsid="00323ff2" style:font-weight-asian="bold" style:font-weight-complex="bold"/>
    </style:style>
    <style:style style:name="T68" style:family="text">
      <style:text-properties fo:font-weight="bold" officeooo:rsid="0043693b" style:font-weight-asian="bold" style:font-weight-complex="bold"/>
    </style:style>
    <style:style style:name="T69" style:family="text">
      <style:text-properties fo:font-weight="bold" officeooo:rsid="004433b5" style:font-weight-asian="bold" style:font-weight-complex="bold"/>
    </style:style>
    <style:style style:name="T70" style:family="text">
      <style:text-properties fo:font-weight="bold" officeooo:rsid="004bb857" style:font-weight-asian="bold" style:font-weight-complex="bold"/>
    </style:style>
    <style:style style:name="T71" style:family="text">
      <style:text-properties fo:font-weight="bold" officeooo:rsid="00517bff" style:font-weight-asian="bold" style:font-weight-complex="bold"/>
    </style:style>
    <style:style style:name="T72" style:family="text">
      <style:text-properties fo:font-weight="bold" officeooo:rsid="0052fd3f" style:font-weight-asian="bold" style:font-weight-complex="bold"/>
    </style:style>
    <style:style style:name="T73" style:family="text">
      <style:text-properties fo:font-weight="bold" officeooo:rsid="005939e8" style:font-weight-asian="bold" style:font-weight-complex="bold"/>
    </style:style>
    <style:style style:name="T74" style:family="text">
      <style:text-properties fo:font-weight="bold" officeooo:rsid="005f4781" style:font-weight-asian="bold" style:font-weight-complex="bold"/>
    </style:style>
    <style:style style:name="T75" style:family="text">
      <style:text-properties fo:font-weight="bold" officeooo:rsid="0060fbe2" style:font-weight-asian="bold" style:font-weight-complex="bold"/>
    </style:style>
    <style:style style:name="T76" style:family="text">
      <style:text-properties fo:font-weight="bold" officeooo:rsid="00620b0a" style:font-weight-asian="bold" style:font-weight-complex="bold"/>
    </style:style>
    <style:style style:name="T77" style:family="text">
      <style:text-properties fo:font-weight="bold" officeooo:rsid="0069d6ec" style:font-weight-asian="bold" style:font-weight-complex="bold"/>
    </style:style>
    <style:style style:name="T78" style:family="text">
      <style:text-properties fo:font-weight="bold" officeooo:rsid="006b220b" style:font-weight-asian="bold" style:font-weight-complex="bold"/>
    </style:style>
    <style:style style:name="T79" style:family="text">
      <style:text-properties fo:font-weight="bold" officeooo:rsid="006dc4c3" style:font-weight-asian="bold" style:font-weight-complex="bold"/>
    </style:style>
    <style:style style:name="T80" style:family="text">
      <style:text-properties fo:font-weight="bold" officeooo:rsid="00773ece" style:font-weight-asian="bold" style:font-weight-complex="bold"/>
    </style:style>
    <style:style style:name="T81" style:family="text">
      <style:text-properties fo:font-weight="bold" officeooo:rsid="0079f492" style:font-weight-asian="bold" style:font-weight-complex="bold"/>
    </style:style>
    <style:style style:name="T82" style:family="text">
      <style:text-properties fo:font-weight="bold" officeooo:rsid="007f34ac" style:font-weight-asian="bold" style:font-weight-complex="bold"/>
    </style:style>
    <style:style style:name="T83" style:family="text">
      <style:text-properties fo:font-weight="bold" officeooo:rsid="007f5702" style:font-weight-asian="bold" style:font-weight-complex="bold"/>
    </style:style>
    <style:style style:name="T84" style:family="text">
      <style:text-properties fo:font-weight="bold" officeooo:rsid="0080b0fc" style:font-weight-asian="bold" style:font-weight-complex="bold"/>
    </style:style>
    <style:style style:name="T85" style:family="text">
      <style:text-properties fo:font-weight="bold" officeooo:rsid="00943473" style:font-weight-asian="bold" style:font-weight-complex="bold"/>
    </style:style>
    <style:style style:name="T86" style:family="text">
      <style:text-properties officeooo:rsid="00e87ea3"/>
    </style:style>
    <style:style style:name="T87" style:family="text">
      <style:text-properties officeooo:rsid="00e621d5"/>
    </style:style>
    <style:style style:name="T88" style:family="text">
      <style:text-properties officeooo:rsid="00e518e0"/>
    </style:style>
    <style:style style:name="T89" style:family="text">
      <style:text-properties officeooo:rsid="00e53e15"/>
    </style:style>
    <style:style style:name="T90" style:family="text">
      <style:text-properties officeooo:rsid="01f554f2"/>
    </style:style>
    <style:style style:name="T91" style:family="text">
      <style:text-properties fo:font-weight="normal" style:font-weight-asian="normal" style:font-weight-complex="normal"/>
    </style:style>
    <style:style style:name="T92" style:family="text">
      <style:text-properties fo:font-weight="normal" officeooo:rsid="01f554f2" style:font-weight-asian="normal" style:font-weight-complex="normal"/>
    </style:style>
    <style:style style:name="T93" style:family="text">
      <style:text-properties fo:font-weight="normal" officeooo:rsid="01f6c58d" style:font-weight-asian="normal" style:font-weight-complex="normal"/>
    </style:style>
    <style:style style:name="T94" style:family="text">
      <style:text-properties fo:font-weight="normal" officeooo:rsid="011e1cd8" style:font-weight-asian="normal" style:font-weight-complex="normal"/>
    </style:style>
    <style:style style:name="T95" style:family="text">
      <style:text-properties fo:font-weight="normal" officeooo:rsid="013591bd" style:font-weight-asian="normal" style:font-weight-complex="normal"/>
    </style:style>
    <style:style style:name="T96" style:family="text">
      <style:text-properties fo:font-weight="normal" officeooo:rsid="01472844" style:font-weight-asian="normal" style:font-weight-complex="normal"/>
    </style:style>
    <style:style style:name="T97" style:family="text">
      <style:text-properties fo:font-weight="normal" officeooo:rsid="0147b94c" style:font-weight-asian="normal" style:font-weight-complex="normal"/>
    </style:style>
    <style:style style:name="T98" style:family="text">
      <style:text-properties fo:font-weight="normal" officeooo:rsid="01500415" style:font-weight-asian="normal" style:font-weight-complex="normal"/>
    </style:style>
    <style:style style:name="T99" style:family="text">
      <style:text-properties fo:font-weight="normal" officeooo:rsid="01523680" style:font-weight-asian="normal" style:font-weight-complex="normal"/>
    </style:style>
    <style:style style:name="T100" style:family="text">
      <style:text-properties fo:font-weight="normal" officeooo:rsid="0153ef7f" style:font-weight-asian="normal" style:font-weight-complex="normal"/>
    </style:style>
    <style:style style:name="T101" style:family="text">
      <style:text-properties fo:font-weight="normal" officeooo:rsid="015c4fc9" style:font-weight-asian="normal" style:font-weight-complex="normal"/>
    </style:style>
    <style:style style:name="T102" style:family="text">
      <style:text-properties fo:font-weight="normal" officeooo:rsid="015c776e" style:font-weight-asian="normal" style:font-weight-complex="normal"/>
    </style:style>
    <style:style style:name="T103" style:family="text">
      <style:text-properties fo:font-weight="normal" officeooo:rsid="015cfbff" style:font-weight-asian="normal" style:font-weight-complex="normal"/>
    </style:style>
    <style:style style:name="T104" style:family="text">
      <style:text-properties fo:font-weight="normal" officeooo:rsid="015eb13d" style:font-weight-asian="normal" style:font-weight-complex="normal"/>
    </style:style>
    <style:style style:name="T105" style:family="text">
      <style:text-properties fo:font-weight="normal" officeooo:rsid="015ebf02" style:font-weight-asian="normal" style:font-weight-complex="normal"/>
    </style:style>
    <style:style style:name="T106" style:family="text">
      <style:text-properties fo:font-weight="normal" officeooo:rsid="015f5644" style:font-weight-asian="normal" style:font-weight-complex="normal"/>
    </style:style>
    <style:style style:name="T107" style:family="text">
      <style:text-properties fo:font-weight="normal" officeooo:rsid="0165ddcc" style:font-weight-asian="normal" style:font-weight-complex="normal"/>
    </style:style>
    <style:style style:name="T108" style:family="text">
      <style:text-properties fo:font-weight="normal" officeooo:rsid="016efe94" style:font-weight-asian="normal" style:font-weight-complex="normal"/>
    </style:style>
    <style:style style:name="T109" style:family="text">
      <style:text-properties fo:font-weight="normal" officeooo:rsid="019e83b1" style:font-weight-asian="normal" style:font-weight-complex="normal"/>
    </style:style>
    <style:style style:name="T110" style:family="text">
      <style:text-properties fo:font-weight="normal" officeooo:rsid="01a0765b" style:font-weight-asian="normal" style:font-weight-complex="normal"/>
    </style:style>
    <style:style style:name="T111" style:family="text">
      <style:text-properties fo:font-weight="normal" officeooo:rsid="0173bf5d" style:font-weight-asian="normal" style:font-weight-complex="normal"/>
    </style:style>
    <style:style style:name="T112" style:family="text">
      <style:text-properties fo:font-weight="normal" officeooo:rsid="01c13bb4" style:font-weight-asian="normal" style:font-weight-complex="normal"/>
    </style:style>
    <style:style style:name="T113" style:family="text">
      <style:text-properties fo:font-weight="normal" officeooo:rsid="01a59821" style:font-weight-asian="normal" style:font-weight-complex="normal"/>
    </style:style>
    <style:style style:name="T114" style:family="text">
      <style:text-properties fo:font-weight="normal" officeooo:rsid="01a1990f" style:font-weight-asian="normal" style:font-weight-complex="normal"/>
    </style:style>
    <style:style style:name="T115" style:family="text">
      <style:text-properties fo:font-weight="normal" officeooo:rsid="01a0f3ed" style:font-weight-asian="normal" style:font-weight-complex="normal"/>
    </style:style>
    <style:style style:name="T116" style:family="text">
      <style:text-properties fo:font-weight="normal" officeooo:rsid="019b08c6" style:font-weight-asian="normal" style:font-weight-complex="normal"/>
    </style:style>
    <style:style style:name="T117" style:family="text">
      <style:text-properties fo:font-weight="normal" officeooo:rsid="01b78d8c" style:font-weight-asian="normal" style:font-weight-complex="normal"/>
    </style:style>
    <style:style style:name="T118" style:family="text">
      <style:text-properties fo:font-weight="normal" officeooo:rsid="0172e6fe" style:font-weight-asian="normal" style:font-weight-complex="normal"/>
    </style:style>
    <style:style style:name="T119" style:family="text">
      <style:text-properties fo:font-weight="normal" officeooo:rsid="01c28428" style:font-weight-asian="normal" style:font-weight-complex="normal"/>
    </style:style>
    <style:style style:name="T120" style:family="text">
      <style:text-properties fo:font-weight="normal" officeooo:rsid="01a2b7ad" style:font-weight-asian="normal" style:font-weight-complex="normal"/>
    </style:style>
    <style:style style:name="T121" style:family="text">
      <style:text-properties fo:font-weight="normal" officeooo:rsid="01b7e9ad" style:font-weight-asian="normal" style:font-weight-complex="normal"/>
    </style:style>
    <style:style style:name="T122" style:family="text">
      <style:text-properties fo:font-weight="normal" officeooo:rsid="019b3e61" style:font-weight-asian="normal" style:font-weight-complex="normal"/>
    </style:style>
    <style:style style:name="T123" style:family="text">
      <style:text-properties fo:font-weight="normal" officeooo:rsid="01726c75" style:font-weight-asian="normal" style:font-weight-complex="normal"/>
    </style:style>
    <style:style style:name="T124" style:family="text">
      <style:text-properties fo:font-weight="normal" officeooo:rsid="0198daaa" style:font-weight-asian="normal" style:font-weight-complex="normal"/>
    </style:style>
    <style:style style:name="T125" style:family="text">
      <style:text-properties fo:font-weight="normal" officeooo:rsid="01bc1721" style:font-weight-asian="normal" style:font-weight-complex="normal"/>
    </style:style>
    <style:style style:name="T126" style:family="text">
      <style:text-properties fo:font-weight="normal" officeooo:rsid="01be0471" style:font-weight-asian="normal" style:font-weight-complex="normal"/>
    </style:style>
    <style:style style:name="T127" style:family="text">
      <style:text-properties fo:font-weight="normal" officeooo:rsid="01b990d0" style:font-weight-asian="normal" style:font-weight-complex="normal"/>
    </style:style>
    <style:style style:name="T128" style:family="text">
      <style:text-properties fo:font-weight="normal" officeooo:rsid="019a93e2" style:font-weight-asian="normal" style:font-weight-complex="normal"/>
    </style:style>
    <style:style style:name="T129" style:family="text">
      <style:text-properties fo:font-weight="normal" officeooo:rsid="018f2eef" style:font-weight-asian="normal" style:font-weight-complex="normal"/>
    </style:style>
    <style:style style:name="T130" style:family="text">
      <style:text-properties fo:font-weight="normal" officeooo:rsid="01925f10" style:font-weight-asian="normal" style:font-weight-complex="normal"/>
    </style:style>
    <style:style style:name="T131" style:family="text">
      <style:text-properties fo:font-weight="normal" officeooo:rsid="019b039c" style:font-weight-asian="normal" style:font-weight-complex="normal"/>
    </style:style>
    <style:style style:name="T132" style:family="text">
      <style:text-properties fo:font-weight="normal" officeooo:rsid="01930dd7" style:font-weight-asian="normal" style:font-weight-complex="normal"/>
    </style:style>
    <style:style style:name="T133" style:family="text">
      <style:text-properties fo:font-weight="normal" officeooo:rsid="0183920e" style:font-weight-asian="normal" style:font-weight-complex="normal"/>
    </style:style>
    <style:style style:name="T134" style:family="text">
      <style:text-properties fo:font-weight="normal" officeooo:rsid="01c81e57" style:font-weight-asian="normal" style:font-weight-complex="normal"/>
    </style:style>
    <style:style style:name="T135" style:family="text">
      <style:text-properties fo:font-weight="normal" officeooo:rsid="018e087d" style:font-weight-asian="normal" style:font-weight-complex="normal"/>
    </style:style>
    <style:style style:name="T136" style:family="text">
      <style:text-properties fo:font-weight="normal" officeooo:rsid="01906912" style:font-weight-asian="normal" style:font-weight-complex="normal"/>
    </style:style>
    <style:style style:name="T137" style:family="text">
      <style:text-properties fo:font-weight="normal" officeooo:rsid="01c3849f" style:font-weight-asian="normal" style:font-weight-complex="normal"/>
    </style:style>
    <style:style style:name="T138" style:family="text">
      <style:text-properties fo:font-weight="normal" officeooo:rsid="01cc9f4f" style:font-weight-asian="normal" style:font-weight-complex="normal"/>
    </style:style>
    <style:style style:name="T139" style:family="text">
      <style:text-properties fo:font-weight="normal" officeooo:rsid="0196ce91" style:font-weight-asian="normal" style:font-weight-complex="normal"/>
    </style:style>
    <style:style style:name="T140" style:family="text">
      <style:text-properties fo:font-weight="normal" officeooo:rsid="01cade87" style:font-weight-asian="normal" style:font-weight-complex="normal"/>
    </style:style>
    <style:style style:name="T141" style:family="text">
      <style:text-properties fo:font-weight="normal" officeooo:rsid="018b0d79" style:font-weight-asian="normal" style:font-weight-complex="normal"/>
    </style:style>
    <style:style style:name="T142" style:family="text">
      <style:text-properties fo:font-weight="normal" officeooo:rsid="01c3dcbf" style:font-weight-asian="normal" style:font-weight-complex="normal"/>
    </style:style>
    <style:style style:name="T143" style:family="text">
      <style:text-properties fo:font-weight="normal" officeooo:rsid="018c8d55" style:font-weight-asian="normal" style:font-weight-complex="normal"/>
    </style:style>
    <style:style style:name="T144" style:family="text">
      <style:text-properties fo:font-weight="normal" officeooo:rsid="01779e19" style:font-weight-asian="normal" style:font-weight-complex="normal"/>
    </style:style>
    <style:style style:name="T145" style:family="text">
      <style:text-properties fo:font-weight="normal" officeooo:rsid="019c94a5" style:font-weight-asian="normal" style:font-weight-complex="normal"/>
    </style:style>
    <style:style style:name="T146" style:family="text">
      <style:text-properties fo:font-weight="normal" officeooo:rsid="01cea057" style:font-weight-asian="normal" style:font-weight-complex="normal"/>
    </style:style>
    <style:style style:name="T147" style:family="text">
      <style:text-properties fo:font-weight="normal" officeooo:rsid="01a74879" style:font-weight-asian="normal" style:font-weight-complex="normal"/>
    </style:style>
    <style:style style:name="T148" style:family="text">
      <style:text-properties fo:font-weight="normal" officeooo:rsid="01a8d22f" style:font-weight-asian="normal" style:font-weight-complex="normal"/>
    </style:style>
    <style:style style:name="T149" style:family="text">
      <style:text-properties fo:font-weight="normal" officeooo:rsid="01ca0002" style:font-weight-asian="normal" style:font-weight-complex="normal"/>
    </style:style>
    <style:style style:name="T150" style:family="text">
      <style:text-properties fo:font-weight="normal" officeooo:rsid="01a9bb75" style:font-weight-asian="normal" style:font-weight-complex="normal"/>
    </style:style>
    <style:style style:name="T151" style:family="text">
      <style:text-properties fo:font-weight="normal" officeooo:rsid="01aafe29" style:font-weight-asian="normal" style:font-weight-complex="normal"/>
    </style:style>
    <style:style style:name="T152" style:family="text">
      <style:text-properties fo:font-weight="normal" officeooo:rsid="01acfb24" style:font-weight-asian="normal" style:font-weight-complex="normal"/>
    </style:style>
    <style:style style:name="T153" style:family="text">
      <style:text-properties fo:font-weight="normal" officeooo:rsid="01985518" style:font-weight-asian="normal" style:font-weight-complex="normal"/>
    </style:style>
    <style:style style:name="T154" style:family="text">
      <style:text-properties fo:font-weight="normal" officeooo:rsid="01986b8e" style:font-weight-asian="normal" style:font-weight-complex="normal"/>
    </style:style>
    <style:style style:name="T155" style:family="text">
      <style:text-properties fo:font-weight="normal" officeooo:rsid="01b16e0f" style:font-weight-asian="normal" style:font-weight-complex="normal"/>
    </style:style>
    <style:style style:name="T156" style:family="text">
      <style:text-properties fo:font-weight="normal" officeooo:rsid="01b189e3" style:font-weight-asian="normal" style:font-weight-complex="normal"/>
    </style:style>
    <style:style style:name="T157" style:family="text">
      <style:text-properties fo:font-weight="normal" officeooo:rsid="01b231b1" style:font-weight-asian="normal" style:font-weight-complex="normal"/>
    </style:style>
    <style:style style:name="T158" style:family="text">
      <style:text-properties officeooo:rsid="00c7d7b5"/>
    </style:style>
    <style:style style:name="T159" style:family="text">
      <style:text-properties officeooo:rsid="00db04a9"/>
    </style:style>
    <style:style style:name="T160" style:family="text">
      <style:text-properties officeooo:rsid="00d9c505"/>
    </style:style>
    <style:style style:name="T161" style:family="text">
      <style:text-properties officeooo:rsid="00c656f0"/>
    </style:style>
    <style:style style:name="T162" style:family="text">
      <style:text-properties officeooo:rsid="00e77b49"/>
    </style:style>
    <style:style style:name="T163" style:family="text">
      <style:text-properties officeooo:rsid="00ca309c"/>
    </style:style>
    <style:style style:name="T164" style:family="text">
      <style:text-properties officeooo:rsid="011c1658"/>
    </style:style>
    <style:style style:name="T165" style:family="text">
      <style:text-properties officeooo:rsid="00ca6140"/>
    </style:style>
    <style:style style:name="T166" style:family="text">
      <style:text-properties officeooo:rsid="00e79586"/>
    </style:style>
    <style:style style:name="T167" style:family="text">
      <style:text-properties officeooo:rsid="00dc3a5a"/>
    </style:style>
    <style:style style:name="T168" style:family="text">
      <style:text-properties officeooo:rsid="00dce83e"/>
    </style:style>
    <style:style style:name="T169" style:family="text">
      <style:text-properties officeooo:rsid="00dd5f73"/>
    </style:style>
    <style:style style:name="T170" style:family="text">
      <style:text-properties officeooo:rsid="015436fe"/>
    </style:style>
    <style:style style:name="T171" style:family="text">
      <style:text-properties officeooo:rsid="015572f1"/>
    </style:style>
    <style:style style:name="T172" style:family="text">
      <style:text-properties fo:font-style="normal" fo:font-weight="bold" officeooo:rsid="015742b7" style:font-style-asian="normal" style:font-weight-asian="bold" style:font-style-complex="normal" style:font-weight-complex="bold"/>
    </style:style>
    <style:style style:name="T173" style:family="text">
      <style:text-properties fo:font-style="normal" fo:font-weight="bold" officeooo:rsid="0157cc9d" style:font-style-asian="normal" style:font-weight-asian="bold" style:font-style-complex="normal" style:font-weight-complex="bold"/>
    </style:style>
    <style:style style:name="T174" style:family="text">
      <style:text-properties fo:font-style="normal" officeooo:rsid="014acfad" style:font-style-asian="normal" style:font-style-complex="normal"/>
    </style:style>
    <style:style style:name="T175" style:family="text">
      <style:text-properties officeooo:rsid="015742b7"/>
    </style:style>
    <style:style style:name="T176" style:family="text">
      <style:text-properties officeooo:rsid="015adc9b"/>
    </style:style>
    <style:style style:name="T177" style:family="text">
      <style:text-properties officeooo:rsid="0116b4f7"/>
    </style:style>
    <style:style style:name="T178" style:family="text">
      <style:text-properties fo:font-style="italic" style:font-style-asian="italic" style:font-style-complex="italic"/>
    </style:style>
    <style:style style:name="T179" style:family="text">
      <style:text-properties fo:font-style="italic" officeooo:rsid="0116b4f7" style:font-style-asian="italic" style:font-style-complex="italic"/>
    </style:style>
    <style:style style:name="T180" style:family="text">
      <style:text-properties fo:font-style="italic" officeooo:rsid="00ea6d56" style:font-style-asian="italic" style:font-style-complex="italic"/>
    </style:style>
    <style:style style:name="T181" style:family="text">
      <style:text-properties fo:font-style="italic" officeooo:rsid="00fbba3f" style:font-style-asian="italic" style:font-style-complex="italic"/>
    </style:style>
    <style:style style:name="T182" style:family="text">
      <style:text-properties fo:font-style="italic" officeooo:rsid="0120a639" style:font-style-asian="italic" style:font-style-complex="italic"/>
    </style:style>
    <style:style style:name="T183" style:family="text">
      <style:text-properties fo:font-style="italic" officeooo:rsid="014acfad" style:font-style-asian="italic" style:font-style-complex="italic"/>
    </style:style>
    <style:style style:name="T184" style:family="text">
      <style:text-properties fo:font-style="italic" officeooo:rsid="014cba36" style:font-style-asian="italic" style:font-style-complex="italic"/>
    </style:style>
    <style:style style:name="T185" style:family="text">
      <style:text-properties fo:font-style="italic" officeooo:rsid="014cebe0" style:font-style-asian="italic" style:font-style-complex="italic"/>
    </style:style>
    <style:style style:name="T186" style:family="text">
      <style:text-properties fo:font-style="italic" officeooo:rsid="014e1bb3" style:font-style-asian="italic" style:font-style-complex="italic"/>
    </style:style>
    <style:style style:name="T187" style:family="text">
      <style:text-properties fo:font-style="italic" officeooo:rsid="002e3af4" style:font-style-asian="italic" style:font-style-complex="italic"/>
    </style:style>
    <style:style style:name="T188" style:family="text">
      <style:text-properties fo:font-style="italic" officeooo:rsid="0047e081" style:font-style-asian="italic" style:font-style-complex="italic"/>
    </style:style>
    <style:style style:name="T189" style:family="text">
      <style:text-properties fo:font-style="italic" officeooo:rsid="0043693b" style:font-style-asian="italic" style:font-style-complex="italic"/>
    </style:style>
    <style:style style:name="T190" style:family="text">
      <style:text-properties fo:font-style="italic" officeooo:rsid="004433b5" style:font-style-asian="italic" style:font-style-complex="italic"/>
    </style:style>
    <style:style style:name="T191" style:family="text">
      <style:text-properties fo:font-style="italic" officeooo:rsid="005121ac" style:font-style-asian="italic" style:font-style-complex="italic"/>
    </style:style>
    <style:style style:name="T192" style:family="text">
      <style:text-properties fo:font-style="italic" officeooo:rsid="00517bff" style:font-style-asian="italic" style:font-style-complex="italic"/>
    </style:style>
    <style:style style:name="T193" style:family="text">
      <style:text-properties fo:font-style="italic" officeooo:rsid="005939e8" style:font-style-asian="italic" style:font-style-complex="italic"/>
    </style:style>
    <style:style style:name="T194" style:family="text">
      <style:text-properties fo:font-style="italic" officeooo:rsid="0060fbe2" style:font-style-asian="italic" style:font-style-complex="italic"/>
    </style:style>
    <style:style style:name="T195" style:family="text">
      <style:text-properties fo:font-style="italic" officeooo:rsid="006b220b" style:font-style-asian="italic" style:font-style-complex="italic"/>
    </style:style>
    <style:style style:name="T196" style:family="text">
      <style:text-properties fo:font-style="italic" officeooo:rsid="006dc4c3" style:font-style-asian="italic" style:font-style-complex="italic"/>
    </style:style>
    <style:style style:name="T197" style:family="text">
      <style:text-properties fo:font-style="italic" officeooo:rsid="00773ece" style:font-style-asian="italic" style:font-style-complex="italic"/>
    </style:style>
    <style:style style:name="T198" style:family="text">
      <style:text-properties fo:font-style="italic" officeooo:rsid="0074c957" style:font-style-asian="italic" style:font-style-complex="italic"/>
    </style:style>
    <style:style style:name="T199" style:family="text">
      <style:text-properties fo:font-style="italic" officeooo:rsid="007c45c8" style:font-style-asian="italic" style:font-style-complex="italic"/>
    </style:style>
    <style:style style:name="T200" style:family="text">
      <style:text-properties fo:font-style="italic" officeooo:rsid="00746506" style:font-style-asian="italic" style:font-style-complex="italic"/>
    </style:style>
    <style:style style:name="T201" style:family="text">
      <style:text-properties fo:font-style="italic" officeooo:rsid="007f34ac" style:font-style-asian="italic" style:font-style-complex="italic"/>
    </style:style>
    <style:style style:name="T202" style:family="text">
      <style:text-properties fo:font-style="italic" officeooo:rsid="0080b0fc" style:font-style-asian="italic" style:font-style-complex="italic"/>
    </style:style>
    <style:style style:name="T203" style:family="text">
      <style:text-properties fo:font-style="italic" officeooo:rsid="0082878e" style:font-style-asian="italic" style:font-style-complex="italic"/>
    </style:style>
    <style:style style:name="T204" style:family="text">
      <style:text-properties fo:font-style="italic" officeooo:rsid="00943473" style:font-style-asian="italic" style:font-style-complex="italic"/>
    </style:style>
    <style:style style:name="T205" style:family="text">
      <style:text-properties fo:font-style="italic" officeooo:rsid="008a6a2b" style:font-style-asian="italic" style:font-style-complex="italic"/>
    </style:style>
    <style:style style:name="T206" style:family="text">
      <style:text-properties fo:font-style="italic" officeooo:rsid="0099a54f" style:font-style-asian="italic" style:font-style-complex="italic"/>
    </style:style>
    <style:style style:name="T207" style:family="text">
      <style:text-properties fo:font-style="italic" fo:font-weight="normal" officeooo:rsid="01472844" style:font-style-asian="italic" style:font-weight-asian="normal" style:font-style-complex="italic" style:font-weight-complex="normal"/>
    </style:style>
    <style:style style:name="T208" style:family="text">
      <style:text-properties fo:font-style="italic" fo:font-weight="normal" officeooo:rsid="01985518" style:font-style-asian="italic" style:font-weight-asian="normal" style:font-style-complex="italic" style:font-weight-complex="normal"/>
    </style:style>
    <style:style style:name="T209" style:family="text">
      <style:text-properties fo:font-style="italic" fo:font-weight="normal" officeooo:rsid="01986b8e" style:font-style-asian="italic" style:font-weight-asian="normal" style:font-style-complex="italic" style:font-weight-complex="normal"/>
    </style:style>
    <style:style style:name="T210" style:family="text">
      <style:text-properties officeooo:rsid="0116f93d"/>
    </style:style>
    <style:style style:name="T211" style:family="text">
      <style:text-properties officeooo:rsid="01175514"/>
    </style:style>
    <style:style style:name="T212" style:family="text">
      <style:text-properties officeooo:rsid="00ea6d56"/>
    </style:style>
    <style:style style:name="T213" style:family="text">
      <style:text-properties officeooo:rsid="010a84e9"/>
    </style:style>
    <style:style style:name="T214" style:family="text">
      <style:text-properties officeooo:rsid="00eb68c7"/>
    </style:style>
    <style:style style:name="T215" style:family="text">
      <style:text-properties officeooo:rsid="010a690b"/>
    </style:style>
    <style:style style:name="T216" style:family="text">
      <style:text-properties officeooo:rsid="00ee2b15"/>
    </style:style>
    <style:style style:name="T217" style:family="text">
      <style:text-properties officeooo:rsid="00eff99a"/>
    </style:style>
    <style:style style:name="T218" style:family="text">
      <style:text-properties officeooo:rsid="00ebba93"/>
    </style:style>
    <style:style style:name="T219" style:family="text">
      <style:text-properties officeooo:rsid="00ed01b4"/>
    </style:style>
    <style:style style:name="T220" style:family="text">
      <style:text-properties officeooo:rsid="00f1b6f4"/>
    </style:style>
    <style:style style:name="T221" style:family="text">
      <style:text-properties officeooo:rsid="00fbba3f"/>
    </style:style>
    <style:style style:name="T222" style:family="text">
      <style:text-properties officeooo:rsid="00feeea5"/>
    </style:style>
    <style:style style:name="T223" style:family="text">
      <style:text-properties officeooo:rsid="00fff13c"/>
    </style:style>
    <style:style style:name="T224" style:family="text">
      <style:text-properties officeooo:rsid="0101f582"/>
    </style:style>
    <style:style style:name="T225" style:family="text">
      <style:text-properties officeooo:rsid="0101f6d3"/>
    </style:style>
    <style:style style:name="T226" style:family="text">
      <style:text-properties officeooo:rsid="01020734"/>
    </style:style>
    <style:style style:name="T227" style:family="text">
      <style:text-properties officeooo:rsid="01fd73ec"/>
    </style:style>
    <style:style style:name="T228" style:family="text">
      <style:text-properties officeooo:rsid="0102ca85"/>
    </style:style>
    <style:style style:name="T229" style:family="text">
      <style:text-properties officeooo:rsid="01fa5c99"/>
    </style:style>
    <style:style style:name="T230" style:family="text">
      <style:text-properties officeooo:rsid="01042a8e"/>
    </style:style>
    <style:style style:name="T231" style:family="text">
      <style:text-properties officeooo:rsid="01077c79"/>
    </style:style>
    <style:style style:name="T232" style:family="text">
      <style:text-properties officeooo:rsid="01090cac"/>
    </style:style>
    <style:style style:name="T233" style:family="text">
      <style:text-properties officeooo:rsid="010fcb1e"/>
    </style:style>
    <style:style style:name="T234" style:family="text">
      <style:text-properties officeooo:rsid="011143ff"/>
    </style:style>
    <style:style style:name="T235" style:family="text">
      <style:text-properties officeooo:rsid="0120a639"/>
    </style:style>
    <style:style style:name="T236" style:family="text">
      <style:text-properties officeooo:rsid="01240218"/>
    </style:style>
    <style:style style:name="T237" style:family="text">
      <style:text-properties officeooo:rsid="0130406e"/>
    </style:style>
    <style:style style:name="T238" style:family="text">
      <style:text-properties officeooo:rsid="013591bd"/>
    </style:style>
    <style:style style:name="T239" style:family="text">
      <style:text-properties officeooo:rsid="01383686"/>
    </style:style>
    <style:style style:name="T240" style:family="text">
      <style:text-properties officeooo:rsid="01410a84"/>
    </style:style>
    <style:style style:name="T241" style:family="text">
      <style:text-properties officeooo:rsid="0142a9d9"/>
    </style:style>
    <style:style style:name="T242" style:family="text">
      <style:text-properties officeooo:rsid="0142a16a"/>
    </style:style>
    <style:style style:name="T243" style:family="text">
      <style:text-properties officeooo:rsid="01472844"/>
    </style:style>
    <style:style style:name="T244" style:family="text">
      <style:text-properties officeooo:rsid="014a55e6"/>
    </style:style>
    <style:style style:name="T245" style:family="text">
      <style:text-properties officeooo:rsid="014acfad"/>
    </style:style>
    <style:style style:name="T246" style:family="text">
      <style:text-properties officeooo:rsid="014cba36"/>
    </style:style>
    <style:style style:name="T247" style:family="text">
      <style:text-properties officeooo:rsid="014cebe0"/>
    </style:style>
    <style:style style:name="T248" style:family="text">
      <style:text-properties officeooo:rsid="014e02f0"/>
    </style:style>
    <style:style style:name="T249" style:family="text">
      <style:text-properties officeooo:rsid="014e1bb3"/>
    </style:style>
    <style:style style:name="T250" style:family="text">
      <style:text-properties officeooo:rsid="0159f490"/>
    </style:style>
    <style:style style:name="T251" style:family="text">
      <style:text-properties officeooo:rsid="01a74879"/>
    </style:style>
    <style:style style:name="T252" style:family="text">
      <style:text-properties officeooo:rsid="0005f7eb"/>
    </style:style>
    <style:style style:name="T253" style:family="text">
      <style:text-properties officeooo:rsid="000810ee"/>
    </style:style>
    <style:style style:name="T254" style:family="text">
      <style:text-properties officeooo:rsid="000af39d"/>
    </style:style>
    <style:style style:name="T255" style:family="text">
      <style:text-properties officeooo:rsid="0017402f"/>
    </style:style>
    <style:style style:name="T256" style:family="text">
      <style:text-properties officeooo:rsid="00180c25"/>
    </style:style>
    <style:style style:name="T257" style:family="text">
      <style:text-properties officeooo:rsid="0019f454"/>
    </style:style>
    <style:style style:name="T258" style:family="text">
      <style:text-properties officeooo:rsid="001c171c"/>
    </style:style>
    <style:style style:name="T259" style:family="text">
      <style:text-properties officeooo:rsid="001c1b32"/>
    </style:style>
    <style:style style:name="T260" style:family="text">
      <style:text-properties officeooo:rsid="001d291d"/>
    </style:style>
    <style:style style:name="T261" style:family="text">
      <style:text-properties officeooo:rsid="001f9643"/>
    </style:style>
    <style:style style:name="T262" style:family="text">
      <style:text-properties officeooo:rsid="0020ab9a"/>
    </style:style>
    <style:style style:name="T263" style:family="text">
      <style:text-properties officeooo:rsid="002cb1ac"/>
    </style:style>
    <style:style style:name="T264" style:family="text">
      <style:text-properties officeooo:rsid="002ce58b"/>
    </style:style>
    <style:style style:name="T265" style:family="text">
      <style:text-properties officeooo:rsid="002e3af4"/>
    </style:style>
    <style:style style:name="T266" style:family="text">
      <style:text-properties officeooo:rsid="002ff23b"/>
    </style:style>
    <style:style style:name="T267" style:family="text">
      <style:text-properties officeooo:rsid="003072fd"/>
    </style:style>
    <style:style style:name="T268" style:family="text">
      <style:text-properties officeooo:rsid="0033e48f"/>
    </style:style>
    <style:style style:name="T269" style:family="text">
      <style:text-properties officeooo:rsid="0037a4cc"/>
    </style:style>
    <style:style style:name="T270" style:family="text">
      <style:text-properties officeooo:rsid="00384404"/>
    </style:style>
    <style:style style:name="T271" style:family="text">
      <style:text-properties officeooo:rsid="003a57ed"/>
    </style:style>
    <style:style style:name="T272" style:family="text">
      <style:text-properties officeooo:rsid="003c318f"/>
    </style:style>
    <style:style style:name="T273" style:family="text">
      <style:text-properties officeooo:rsid="003daf06"/>
    </style:style>
    <style:style style:name="T274" style:family="text">
      <style:text-properties officeooo:rsid="00416a6c"/>
    </style:style>
    <style:style style:name="T275" style:family="text">
      <style:text-properties officeooo:rsid="004268b0"/>
    </style:style>
    <style:style style:name="T276" style:family="text">
      <style:text-properties officeooo:rsid="0043693b"/>
    </style:style>
    <style:style style:name="T277" style:family="text">
      <style:text-properties officeooo:rsid="004433b5"/>
    </style:style>
    <style:style style:name="T278" style:family="text">
      <style:text-properties officeooo:rsid="0044bd29"/>
    </style:style>
    <style:style style:name="T279" style:family="text">
      <style:text-properties officeooo:rsid="0049c63c"/>
    </style:style>
    <style:style style:name="T280" style:family="text">
      <style:text-properties officeooo:rsid="004d6185"/>
    </style:style>
    <style:style style:name="T281" style:family="text">
      <style:text-properties officeooo:rsid="004e96b4"/>
    </style:style>
    <style:style style:name="T282" style:family="text">
      <style:text-properties officeooo:rsid="004ebcab"/>
    </style:style>
    <style:style style:name="T283" style:family="text">
      <style:text-properties officeooo:rsid="00517bff"/>
    </style:style>
    <style:style style:name="T284" style:family="text">
      <style:text-properties officeooo:rsid="0052fd3f"/>
    </style:style>
    <style:style style:name="T285" style:family="text">
      <style:text-properties officeooo:rsid="005754ac"/>
    </style:style>
    <style:style style:name="T286" style:family="text">
      <style:text-properties officeooo:rsid="005939e8"/>
    </style:style>
    <style:style style:name="T287" style:family="text">
      <style:text-properties officeooo:rsid="005a758b"/>
    </style:style>
    <style:style style:name="T288" style:family="text">
      <style:text-properties officeooo:rsid="005f4781"/>
    </style:style>
    <style:style style:name="T289" style:family="text">
      <style:text-properties officeooo:rsid="005f5463"/>
    </style:style>
    <style:style style:name="T290" style:family="text">
      <style:text-properties officeooo:rsid="0060fbe2"/>
    </style:style>
    <style:style style:name="T291" style:family="text">
      <style:text-properties officeooo:rsid="00616697"/>
    </style:style>
    <style:style style:name="T292" style:family="text">
      <style:text-properties officeooo:rsid="00620b0a"/>
    </style:style>
    <style:style style:name="T293" style:family="text">
      <style:text-properties officeooo:rsid="00630c2c"/>
    </style:style>
    <style:style style:name="T294" style:family="text">
      <style:text-properties officeooo:rsid="006b220b"/>
    </style:style>
    <style:style style:name="T295" style:family="text">
      <style:text-properties officeooo:rsid="006c4259"/>
    </style:style>
    <style:style style:name="T296" style:family="text">
      <style:text-properties officeooo:rsid="006dc4c3"/>
    </style:style>
    <style:style style:name="T297" style:family="text">
      <style:text-properties officeooo:rsid="006fceab"/>
    </style:style>
    <style:style style:name="T298" style:family="text">
      <style:text-properties officeooo:rsid="0071bb3e"/>
    </style:style>
    <style:style style:name="T299" style:family="text">
      <style:text-properties officeooo:rsid="00746506"/>
    </style:style>
    <style:style style:name="T300" style:family="text">
      <style:text-properties officeooo:rsid="00773ece"/>
    </style:style>
    <style:style style:name="T301" style:family="text">
      <style:text-properties officeooo:rsid="0079f492"/>
    </style:style>
    <style:style style:name="T302" style:family="text">
      <style:text-properties officeooo:rsid="007aa806"/>
    </style:style>
    <style:style style:name="T303" style:family="text">
      <style:text-properties officeooo:rsid="007c45c8"/>
    </style:style>
    <style:style style:name="T304" style:family="text">
      <style:text-properties officeooo:rsid="007f34ac"/>
    </style:style>
    <style:style style:name="T305" style:family="text">
      <style:text-properties officeooo:rsid="0080b0fc"/>
    </style:style>
    <style:style style:name="T306" style:family="text">
      <style:text-properties officeooo:rsid="008475ed"/>
    </style:style>
    <style:style style:name="T307" style:family="text">
      <style:text-properties officeooo:rsid="0084a430"/>
    </style:style>
    <style:style style:name="T308" style:family="text">
      <style:text-properties officeooo:rsid="008a6a2b"/>
    </style:style>
    <style:style style:name="T309" style:family="text">
      <style:text-properties officeooo:rsid="008c4ab2"/>
    </style:style>
    <style:style style:name="T310" style:family="text">
      <style:text-properties officeooo:rsid="008e075d"/>
    </style:style>
    <style:style style:name="T311" style:family="text">
      <style:text-properties officeooo:rsid="008fcd55"/>
    </style:style>
    <style:style style:name="T312" style:family="text">
      <style:text-properties officeooo:rsid="00943473"/>
    </style:style>
    <style:style style:name="T313" style:family="text">
      <style:text-properties officeooo:rsid="0095bfc0"/>
    </style:style>
    <style:style style:name="T314" style:family="text">
      <style:text-properties officeooo:rsid="00960dba"/>
    </style:style>
    <style:style style:name="T315" style:family="text">
      <style:text-properties officeooo:rsid="00973313"/>
    </style:style>
    <style:style style:name="T316" style:family="text">
      <style:text-properties officeooo:rsid="0097d5a8"/>
    </style:style>
    <style:style style:name="T317" style:family="text">
      <style:text-properties officeooo:rsid="0099a54f"/>
    </style:style>
    <style:style style:name="T318" style:family="text">
      <style:text-properties officeooo:rsid="009a93f9"/>
    </style:style>
    <style:style style:name="T319" style:family="text">
      <style:text-properties officeooo:rsid="009aeee7"/>
    </style:style>
    <style:style style:name="T320" style:family="text">
      <style:text-properties officeooo:rsid="009b112f"/>
    </style:style>
    <style:style style:name="T321" style:family="text">
      <style:text-properties officeooo:rsid="009c08bd"/>
    </style:style>
    <style:style style:name="T322" style:family="text">
      <style:text-properties officeooo:rsid="009cbfb5"/>
    </style:style>
    <style:style style:name="T323" style:family="text">
      <style:text-properties officeooo:rsid="009d188a"/>
    </style:style>
    <style:style style:name="T324" style:family="text">
      <style:text-properties officeooo:rsid="009ddd2d"/>
    </style:style>
    <style:style style:name="T325" style:family="text">
      <style:text-properties officeooo:rsid="009f035b"/>
    </style:style>
    <style:style style:name="T326" style:family="text">
      <style:text-properties officeooo:rsid="009f8b7a"/>
    </style:style>
    <style:style style:name="T327" style:family="text">
      <style:text-properties officeooo:rsid="00a29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Retro_6809 Design Document – 6 <text:span text:style-name="T252">July</text:span> 2<text:span text:style-name="T252">0</text:span>23</text:p>
      <text:p text:style-name="P68"/>
      <text:p text:style-name="P67">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2">Graphics will also be emulated using another core. </text:span><text:span text:style-name="T3">This is to be kind of a “What if?” 80’s style retro computer.</text:span></text:p>
      <text:p text:style-name="P67"/>
      <text:p text:style-name="P69">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6">(or TONI’s graphics buffer)</text:span><text:span text:style-name="T5">.</text:span></text:p>
      <text:p text:style-name="P69"/>
      <text:p text:style-name="P70">Text modes will use a short block of internal memory (TONI) for its display buffer. Graphics modes will use the external serial RAM for its buffer. Simple sprite and tile graphics may be implemented in future versions.</text:p>
      <text:p text:style-name="P69"/>
      <text:p text:style-name="P69"><text:tab/><text:span text:style-name="T7">TONI:</text:span></text:p>
      <text:p text:style-name="P69"><text:tab/><text:tab/><text:span text:style-name="T9">Core One</text:span><text:span text:style-name="T12"> – 6809 emulation and 64k mapped memory.</text:span></text:p>
      <text:p text:style-name="P69"><text:tab/><text:tab/><text:tab/><text:span text:style-name="T13">This includes implementation of all of the “hardware”</text:span></text:p>
      <text:p text:style-name="P69"><text:tab/><text:tab/><text:tab/><text:span text:style-name="T13">registers within the 6809 addressable memory.</text:span></text:p>
      <text:p text:style-name="P69"/>
      <text:p text:style-name="P69"><text:tab/><text:tab/><text:span text:style-name="T10">Core Two</text:span><text:span text:style-name="T14"> – Video implementation. This core will render the</text:span></text:p>
      <text:p text:style-name="P69"><text:tab/><text:tab/><text:tab/><text:span text:style-name="T14">text display modes from a block of TONI’s memory, but </text:span></text:p>
      <text:p text:style-name="P69"><text:tab/><text:tab/><text:tab/><text:span text:style-name="T14">will also display the graphics modes that use the </text:span></text:p>
      <text:p text:style-name="P69"><text:tab/><text:tab/><text:tab/><text:span text:style-name="T14">external 64k static memory chip as a buffer. </text:span><text:span text:style-name="T15">Pixel based </text:span></text:p>
      <text:p text:style-name="P71"><text:tab/><text:tab/><text:tab/>display modes will always display behind the last selected </text:p>
      <text:p text:style-name="P69"><text:tab/><text:tab/><text:tab/><text:span text:style-name="T15">text modes. Text will be overlayed with alpha transparency. </text:span></text:p>
      <text:p text:style-name="P69"><text:tab/><text:tab/><text:tab/><text:span text:style-name="T15">S</text:span><text:span text:style-name="T16">prites and/or tiles may be implemented in the future using</text:span></text:p>
      <text:p text:style-name="P69"><text:tab/><text:tab/><text:tab/><text:span text:style-name="T16">the external ram chip </text:span><text:span text:style-name="T17">or TONI’s graphics buffer</text:span><text:span text:style-name="T16">. </text:span></text:p>
      <text:p text:style-name="P69"/>
      <text:p text:style-name="P69"><text:tab/><text:span text:style-name="T8">KIMI:</text:span></text:p>
      <text:p text:style-name="P69"><text:tab/><text:tab/><text:span text:style-name="T11">Core One</text:span><text:span text:style-name="T18"> – </text:span><text:span text:style-name="T19">Event dispatch. This core will handle the </text:span></text:p>
      <text:p text:style-name="P72"><text:tab/><text:tab/><text:tab/>dispatching of input/output events such as: Keyboard,</text:p>
      <text:p text:style-name="P69"><text:tab/><text:tab/><text:tab/><text:span text:style-name="T19">mouse, game-pads, serial ports, GPIO via two USB ports</text:span></text:p>
      <text:p text:style-name="P69"><text:tab/><text:tab/><text:tab/><text:span text:style-name="T19">and/or SPI, QSPI, </text:span><text:span text:style-name="T20">UART</text:span><text:span text:style-name="T19"> or parallel </text:span><text:span text:style-name="T21">pins </text:span><text:span text:style-name="T19">(GPIO).</text:span></text:p>
      <text:p text:style-name="P69"/>
      <text:p text:style-name="P69"><text:tab/><text:tab/><text:span text:style-name="T11">Core Two</text:span><text:span text:style-name="T18"> – </text:span><text:span text:style-name="T22">Audio. This core supports both emulated FM</text:span></text:p>
      <text:p text:style-name="P73"><text:tab/><text:tab/><text:tab/>synthesis as well as 8-bit DAC (digital to audio).</text:p>
      <text:p text:style-name="P70"/>
      <text:p text:style-name="P67"><text:tab/><text:span text:style-name="T64">64K </text:span><text:span text:style-name="T65">External Graphics Buffer</text:span><text:span text:style-name="T64"> RAM:</text:span></text:p>
      <text:p text:style-name="P67"><text:tab/><text:tab/><text:span text:style-name="T253">This will be a buffer for an additional block of memory to <text:tab/><text:tab/><text:tab/>handle pixel graphics, sprites, and/or 16x16 tile graphics. </text:span><text:span text:style-name="T254">This <text:tab/><text:tab/>will be implemented along side the CPU mappable memory buffer on <text:tab/><text:tab/>Toni’s first core. </text:span><text:span text:style-name="T324">This will be segmented into 160 byte blocks.</text:span></text:p>
      <text:p text:style-name="P79">Video Modes:</text:p>
      <text:p text:style-name="P7">There will be 8 total text modes and 8 total graphics modes <text:span text:style-name="T263">all of which will be in a 16:10 aspect ratio with a 640x400 </text:span><text:span text:style-name="T264">video timing</text:span>. Text glyphs will be displayed from a 4k CPU mapped buffer and the pixel graphics will be displayed using 64,<text:span text:style-name="T258">000</text:span> <text:span text:style-name="T258">bytes of a 64k </text:span>external graphics buffer. Both text and pixel graphics will be activated via their respective enable bits. <text:span text:style-name="T258">The remaining 1.5k of extended memory will serve to </text:span><text:span text:style-name="T259">house</text:span><text:span text:style-name="T258"> the dynamic graphics memory allocation table </text:span><text:span text:style-name="T259">with up to 200 (7-byte) entries</text:span><text:span text:style-name="T258">. </text:span><text:span text:style-name="T260">The remaining 136 bytes will be reserved for future system use. </text:span>Text and pixel graphics modes will each be selected via their own set of <text:span text:style-name="T198">G</text:span><text:span text:style-name="T178">raphics </text:span><text:span text:style-name="T199">Mode </text:span><text:span text:style-name="T198">C</text:span><text:span text:style-name="T178">ontrol </text:span><text:span text:style-name="T198">R</text:span><text:span text:style-name="T178">egister</text:span><text:span text:style-name="T200">s</text:span><text:span text:style-name="T299">.</text:span></text:p>
      <text:p text:style-name="P76"/>
      <text:p text:style-name="P77">It will be possible to display text, graphics, or both at the same time. <text:span text:style-name="T300">The text colors will be rendered from the first 16 colors within the 256 color palette. </text:span>Text and graphics modes can be displayed simultaneously depending on the alpha component of the first 16 colors. <text:span text:style-name="T300">If enabled, t</text:span>ext will be displayed as a layer in front of the graphics layer. <text:span text:style-name="T300">If the graphics layer is disabled, the background will be cleared to the color at index 0 within the color palette. Pixel graphics will only appear in the background layer if that layer is enabled.</text:span></text:p>
      <text:p text:style-name="P77"/>
      <text:p text:style-name="P91"/>
      <text:p text:style-name="P92"><text:span text:style-name="T323">Sprites and Tiles (</text:span><text:span text:style-name="T324">Hardware </text:span><text:span text:style-name="T323">Image Blocks)</text:span>:</text:p>
      <text:p text:style-name="P87">Hardware Image Blocks (HIB) are simple 16 color 16x16 pixel images. The can be rendered as independently movable sprites or as tiles that are rendered as part of a map. An example of a sprite might be the mouse arrow cursor pointer. <text:span text:style-name="T325">Each HIB is 160 bytes in length, 128 bytes for image data and 32 bytes for 16 color palette entries in A4R4G4B4 format. </text:span><text:span text:style-name="T327">Depending on the selected graphics mode or the size of the tile-map, there can be as many as 256 HIBs available for tiles and/or sprites.</text:span></text:p>
      <text:p text:style-name="P87"/>
      <text:p text:style-name="P88">Tiles are rendered from a tile-map that resides within the extended graphics memory in lieu of a pixel bitmap buffer. Pixel graphics and tile graphics cannot both be active at the same time. Sprites are rendered from a lookup table <text:span text:style-name="T327">which shall reside in the last 1024 bytes of the extended graphics buffer.</text:span></text:p>
      <text:p text:style-name="P89"/>
      <text:p text:style-name="P89"/>
      <text:p text:style-name="P90"/>
      <text:p text:style-name="P90"/>
      <text:p text:style-name="P90"/>
      <text:p text:style-name="P90"/>
      <text:p text:style-name="P90"/>
      <text:p text:style-name="P90"/>
      <text:p text:style-name="P90"/>
      <text:p text:style-name="P20">Graphics <text:span text:style-name="T303">Mode </text:span>Control Registers:</text:p>
      <text:p text:style-name="P81"/>
      <text:p text:style-name="P74"><text:tab/><text:span text:style-name="T66">DSP_TMODE</text:span><text:span text:style-name="T265"> </text:span><text:span text:style-name="T187">(</text:span><text:span text:style-name="T188">byte </text:span><text:span text:style-name="T187">read/write)</text:span><text:span text:style-name="T265">: </text:span><text:span text:style-name="T269">AxBB.BCCC</text:span></text:p>
      <text:p text:style-name="P74"><text:tab/><text:tab/><text:span text:style-name="T270">A =</text:span><text:span text:style-name="T267"> </text:span><text:span text:style-name="T265">Text </text:span><text:span text:style-name="T273">D</text:span><text:span text:style-name="T265">isplay subsystem enable bit</text:span></text:p>
      <text:p text:style-name="P74"><text:tab/><text:tab/><text:span text:style-name="T270">x = </text:span><text:span text:style-name="T266">reserved bit</text:span></text:p>
      <text:p text:style-name="P74"><text:tab/><text:tab/><text:span text:style-name="T270">B = </text:span><text:span text:style-name="T273">P</text:span><text:span text:style-name="T268">ixel </text:span><text:span text:style-name="T273">R</text:span><text:span text:style-name="T265">esolution select</text:span><text:span text:style-name="T268">ion</text:span><text:span text:style-name="T265"> bits (0-7)</text:span></text:p>
      <text:p text:style-name="P74"><text:tab/><text:tab/><text:span text:style-name="T270">C = </text:span><text:span text:style-name="T273">C</text:span><text:span text:style-name="T265">olor </text:span><text:span text:style-name="T273">B</text:span><text:span text:style-name="T265">it </text:span><text:span text:style-name="T273">P</text:span><text:span text:style-name="T265">lane bits (0-7)+1</text:span></text:p>
      <text:p text:style-name="P75"/>
      <text:p text:style-name="P74"><text:tab/><text:span text:style-name="T66">DSP_</text:span><text:span text:style-name="T67">G</text:span><text:span text:style-name="T66">MODE</text:span><text:span text:style-name="T265"> </text:span><text:span text:style-name="T187">(</text:span><text:span text:style-name="T188">byte </text:span><text:span text:style-name="T187">read/write)</text:span><text:span text:style-name="T265">: </text:span><text:span text:style-name="T271">AxBB.BCCC</text:span></text:p>
      <text:p text:style-name="P74"><text:tab/><text:tab/><text:span text:style-name="T272">A = </text:span><text:span text:style-name="T268">Pixel Graphics</text:span><text:span text:style-name="T265"> </text:span><text:span text:style-name="T273">D</text:span><text:span text:style-name="T265">isplay subsystem enable bit</text:span></text:p>
      <text:p text:style-name="P74"><text:tab/><text:tab/><text:span text:style-name="T272">x = </text:span><text:span text:style-name="T266">reserved bit</text:span></text:p>
      <text:p text:style-name="P74"><text:tab/><text:tab/><text:span text:style-name="T272">B = </text:span><text:span text:style-name="T273">P</text:span><text:span text:style-name="T268">ixel </text:span><text:span text:style-name="T273">R</text:span><text:span text:style-name="T265">esolution select</text:span><text:span text:style-name="T268">ion</text:span><text:span text:style-name="T265"> bits (0-7)</text:span></text:p>
      <text:p text:style-name="P74"><text:tab/><text:tab/><text:span text:style-name="T272">C = </text:span><text:span text:style-name="T273">C</text:span><text:span text:style-name="T265">olor </text:span><text:span text:style-name="T273">B</text:span><text:span text:style-name="T265">it </text:span><text:span text:style-name="T273">P</text:span><text:span text:style-name="T265">lane bits (0-7)+1</text:span></text:p>
      <text:p text:style-name="P8"/>
      <text:p text:style-name="P8"><text:tab/><text:tab/><text:span text:style-name="T255">Note: </text:span><text:span text:style-name="T261">W</text:span><text:span text:style-name="T255">riting to this register will clear ALL </text:span><text:span text:style-name="T256">previously <text:tab/><text:tab/><text:tab/><text:tab/><text:tab/></text:span><text:span text:style-name="T255">allocated </text:span><text:span text:style-name="T257">display </text:span><text:span text:style-name="T255">memory blocks. </text:span><text:span text:style-name="T262">All </text:span><text:span text:style-name="T275">sprite/tile</text:span><text:span text:style-name="T262"> data will <text:tab/><text:tab/><text:tab/>be </text:span><text:span text:style-name="T274">invalid</text:span><text:span text:style-name="T262"> and need to be reloaded.</text:span></text:p>
      <text:p text:style-name="P8"/>
      <text:p text:style-name="P8"><text:tab/><text:span text:style-name="T71">DSP_TIMING_W</text:span><text:span text:style-name="T283"> </text:span><text:span text:style-name="T192">(word read only)</text:span><text:span text:style-name="T283">: AAAA.AAAA AAAA.AAAA</text:span></text:p>
      <text:p text:style-name="P8"><text:tab/><text:tab/><text:span text:style-name="T284">A = Horizontal Pixel Timing. </text:span><text:span text:style-name="T285">Default</text:span><text:span text:style-name="T284"> </text:span><text:span text:style-name="T285">is always </text:span><text:span text:style-name="T284">640.</text:span></text:p>
      <text:p text:style-name="P10"/>
      <text:p text:style-name="P10"><text:tab/><text:span text:style-name="T71">DSP_TIMING_</text:span><text:span text:style-name="T72">H</text:span><text:span text:style-name="T283"> </text:span><text:span text:style-name="T192">(word read only)</text:span><text:span text:style-name="T283">: AAAA.AAAA AAAA.AAAA</text:span></text:p>
      <text:p text:style-name="P10"><text:tab/><text:tab/><text:span text:style-name="T284">A = Vertical Pixel Timing. </text:span><text:span text:style-name="T285">Default is always</text:span><text:span text:style-name="T284"> 400.</text:span></text:p>
      <text:p text:style-name="P10"/>
      <text:p text:style-name="P10"><text:tab/><text:span text:style-name="T73">DSP_T</text:span><text:span text:style-name="T77">_</text:span><text:span text:style-name="T73">WIDTH</text:span><text:span text:style-name="T286"> </text:span><text:span text:style-name="T193">(byte read only)</text:span><text:span text:style-name="T286">: AAAA.AAAA</text:span></text:p>
      <text:p text:style-name="P10"><text:tab/><text:tab/><text:span text:style-name="T286">A = Columns: Total number of glyphs in text mode, </text:span><text:span text:style-name="T287">horizontally</text:span><text:span text:style-name="T286">.</text:span></text:p>
      <text:p text:style-name="P10"/>
      <text:p text:style-name="P10"><text:tab/><text:span text:style-name="T73">DSP_T</text:span><text:span text:style-name="T77">_</text:span><text:span text:style-name="T73">HEIGHT</text:span><text:span text:style-name="T286"> </text:span><text:span text:style-name="T193">(byte read only)</text:span><text:span text:style-name="T286">: AAAA.AAAA</text:span></text:p>
      <text:p text:style-name="P10"><text:tab/><text:tab/><text:span text:style-name="T286">A = Rows: Total number of glyphs in text mode, </text:span><text:span text:style-name="T287">vertically</text:span><text:span text:style-name="T286">.</text:span></text:p>
      <text:p text:style-name="P80"/>
      <text:p text:style-name="P9"><text:tab/><text:span text:style-name="T68">DSP_T</text:span><text:span text:style-name="T77">_</text:span><text:span text:style-name="T68">PITCH </text:span><text:span text:style-name="T189">(</text:span><text:span text:style-name="T188">word </text:span><text:span text:style-name="T189">read/write)</text:span><text:span text:style-name="T276">: AAAA.AAAA AAAA.AAAA</text:span></text:p>
      <text:p text:style-name="P9"><text:tab/><text:tab/><text:span text:style-name="T277">A = Number of </text:span><text:span text:style-name="T278">GLYPHS</text:span><text:span text:style-name="T277"> displayed horizontally </text:span><text:span text:style-name="T279">in the text mode</text:span><text:span text:style-name="T277">.</text:span></text:p>
      <text:p text:style-name="P9"/>
      <text:p text:style-name="P9"><text:tab/><text:span text:style-name="T69">DSP_T</text:span><text:span text:style-name="T77">_</text:span><text:span text:style-name="T69">STRIDE</text:span><text:span text:style-name="T277"> </text:span><text:span text:style-name="T190">(</text:span><text:span text:style-name="T188">word</text:span><text:span text:style-name="T190">/write)</text:span><text:span text:style-name="T277">: AAAA.AAAA AAAA.AAAA</text:span></text:p>
      <text:p text:style-name="P9"><text:tab/><text:tab/><text:span text:style-name="T277">A = Number of </text:span><text:span text:style-name="T278">GLYPHS</text:span><text:span text:style-name="T277"> per horizontal line </text:span><text:span text:style-name="T279">in text mode</text:span><text:span text:style-name="T277">.</text:span></text:p>
      <text:p text:style-name="P11"/>
      <text:p text:style-name="P14"><text:tab/><text:span text:style-name="T75">DSP_T_PXL_OFS</text:span><text:span text:style-name="T290">: </text:span><text:span text:style-name="T194">(read/write)</text:span><text:span text:style-name="T290"> AAAA.BBBB </text:span><text:span text:style-name="T293">(for smooth scrolling)</text:span></text:p>
      <text:p text:style-name="P12"><text:tab/><text:tab/><text:span text:style-name="T290">A = (signed 4-bit) +/- 8 </text:span><text:span text:style-name="T291">horizontal </text:span><text:span text:style-name="T290">pixel offset for text</text:span></text:p>
      <text:p text:style-name="P12"><text:tab/><text:tab/><text:span text:style-name="T291">B</text:span><text:span text:style-name="T290"> = (signed 4-bit) +/- 8 </text:span><text:span text:style-name="T291">vertical </text:span><text:span text:style-name="T290">pixel offset for text</text:span></text:p>
      <text:p text:style-name="P12"/>
      <text:p text:style-name="P12"><text:tab/><text:span text:style-name="T80">DSP_T_START</text:span><text:span text:style-name="T300">: </text:span><text:span text:style-name="T197">(read/write)</text:span><text:span text:style-name="T300"> AAAA.AAAA AAAA.AAAA</text:span></text:p>
      <text:p text:style-name="P12"><text:tab/><text:tab/><text:span text:style-name="T300">A = (word) begin rendering text starting with this </text:span><text:span text:style-name="T302">offset</text:span><text:span text:style-name="T300">.</text:span></text:p>
      <text:p text:style-name="P12"/>
      <text:p text:style-name="P11"><text:tab/><text:span text:style-name="T73">DSP_</text:span><text:span text:style-name="T74">G</text:span><text:span text:style-name="T77">_</text:span><text:span text:style-name="T73">WIDTH</text:span><text:span text:style-name="T286"> </text:span><text:span text:style-name="T193">(byte read only)</text:span><text:span text:style-name="T286">: AAAA.AAAA</text:span></text:p>
      <text:p text:style-name="P11"><text:tab/><text:tab/><text:span text:style-name="T286">A = Columns: Total number of </text:span><text:span text:style-name="T326">units</text:span><text:span text:style-name="T286"> in </text:span><text:span text:style-name="T288">gfx</text:span><text:span text:style-name="T286"> mode, </text:span><text:span text:style-name="T287">horizontally</text:span><text:span text:style-name="T286">.</text:span></text:p>
      <text:p text:style-name="P11"/>
      <text:p text:style-name="P11"><text:tab/><text:span text:style-name="T73">DSP_</text:span><text:span text:style-name="T74">G</text:span><text:span text:style-name="T77">_</text:span><text:span text:style-name="T73">HEIGHT</text:span><text:span text:style-name="T286"> </text:span><text:span text:style-name="T193">(byte read only)</text:span><text:span text:style-name="T286">: AAAA.AAAA</text:span></text:p>
      <text:p text:style-name="P11"><text:tab/><text:tab/><text:span text:style-name="T286">A = Rows: Total number of </text:span><text:span text:style-name="T326">units</text:span><text:span text:style-name="T286"> in </text:span><text:span text:style-name="T289">gfx</text:span><text:span text:style-name="T286"> mode, </text:span><text:span text:style-name="T287">vertically</text:span><text:span text:style-name="T286">.</text:span></text:p>
      <text:p text:style-name="P11"/>
      <text:p text:style-name="P9"><text:tab/><text:span text:style-name="T68">DSP_</text:span><text:span text:style-name="T70">G</text:span><text:span text:style-name="T77">_</text:span><text:span text:style-name="T68">PITCH </text:span><text:span text:style-name="T189">(</text:span><text:span text:style-name="T188">word </text:span><text:span text:style-name="T189">read/write)</text:span><text:span text:style-name="T276">: AAAA.AAAA AAAA.AAAA</text:span></text:p>
      <text:p text:style-name="P9"><text:tab/><text:tab/><text:span text:style-name="T277">A = Number of </text:span><text:span text:style-name="T281">PIXELS</text:span><text:span text:style-name="T277"> displayed horizontally </text:span><text:span text:style-name="T282">in graphic modes</text:span><text:span text:style-name="T277">.</text:span></text:p>
      <text:p text:style-name="P9"><text:soft-page-break/><text:tab/><text:span text:style-name="T69">DSP_</text:span><text:span text:style-name="T70">G</text:span><text:span text:style-name="T77">_</text:span><text:span text:style-name="T69">STRIDE</text:span><text:span text:style-name="T277"> </text:span><text:span text:style-name="T190">(</text:span><text:span text:style-name="T188">word </text:span><text:span text:style-name="T191">read</text:span><text:span text:style-name="T190">/write)</text:span><text:span text:style-name="T277">: AAAA.AAAA AAAA.AAAA</text:span></text:p>
      <text:p text:style-name="P9"><text:tab/><text:tab/><text:span text:style-name="T277">A = Number of </text:span><text:span text:style-name="T282">PIXELS</text:span><text:span text:style-name="T277"> per horizontal line </text:span><text:span text:style-name="T279">in</text:span><text:span text:style-name="T280"> graphic</text:span><text:span text:style-name="T279"> mode</text:span><text:span text:style-name="T280">s</text:span><text:span text:style-name="T277">.</text:span></text:p>
      <text:p text:style-name="P9"/>
      <text:p text:style-name="P13"><text:tab/><text:span text:style-name="T75">DSP_</text:span><text:span text:style-name="T76">G</text:span><text:span text:style-name="T75">_PXL_OFS</text:span><text:span text:style-name="T290"> </text:span><text:span text:style-name="T194">(read/write):</text:span><text:span text:style-name="T290"> AAAA.BBBB </text:span><text:span text:style-name="T293">(for smooth scrolling)</text:span></text:p>
      <text:p text:style-name="P13"><text:tab/><text:tab/><text:span text:style-name="T290">A = (signed 4-bit) +/- 8 </text:span><text:span text:style-name="T291">horizontal </text:span><text:span text:style-name="T290">pixel offset for </text:span><text:span text:style-name="T292">graphics</text:span></text:p>
      <text:p text:style-name="P13"><text:tab/><text:tab/><text:span text:style-name="T291">B</text:span><text:span text:style-name="T290"> = (signed 4-bit) +/- 8 </text:span><text:span text:style-name="T291">vertical </text:span><text:span text:style-name="T290">pixel offset for </text:span><text:span text:style-name="T292">graphics</text:span></text:p>
      <text:p text:style-name="P15"/>
      <text:p text:style-name="P15"><text:tab/><text:span text:style-name="T80">DSP_</text:span><text:span text:style-name="T81">G</text:span><text:span text:style-name="T80">_START</text:span><text:span text:style-name="T300">: </text:span><text:span text:style-name="T197">(read/write)</text:span><text:span text:style-name="T300"> AAAA.AAAA AAAA.AAAA</text:span></text:p>
      <text:p text:style-name="P15"><text:tab/><text:tab/><text:span text:style-name="T300">A = (word) begin rendering </text:span><text:span text:style-name="T301">pixels</text:span><text:span text:style-name="T300"> starting with this address.</text:span></text:p>
      <text:p text:style-name="P6"/>
      <text:p text:style-name="P16"><text:tab/><text:span text:style-name="T78">DSP_PAL_INDEX </text:span><text:span text:style-name="T195">(read/write):</text:span><text:span text:style-name="T294"> AAAA.AAAA</text:span></text:p>
      <text:p text:style-name="P16"><text:tab/><text:tab/><text:span text:style-name="T295">A = Color palette access index.</text:span></text:p>
      <text:p text:style-name="P16"/>
      <text:p text:style-name="P16"><text:tab/><text:span text:style-name="T79">DSP_PAL_COLOR</text:span><text:span text:style-name="T296"> </text:span><text:span text:style-name="T196">(word read/write)</text:span><text:span text:style-name="T296">: RRGG.BBAA [DSP_PAL_INDEX]</text:span></text:p>
      <text:p text:style-name="P16"><text:tab/><text:tab/><text:span text:style-name="T296">R = 4-bits of red color data</text:span></text:p>
      <text:p text:style-name="P16"><text:tab/><text:tab/><text:span text:style-name="T296">G = 4-bits of green color data</text:span></text:p>
      <text:p text:style-name="P16"><text:tab/><text:tab/><text:span text:style-name="T296">B = 4-bits of blue color data</text:span></text:p>
      <text:p text:style-name="P16"><text:tab/><text:tab/><text:span text:style-name="T296">A = 4-bits of alpha transparency data</text:span></text:p>
      <text:p text:style-name="P16"><text:tab/><text:tab/></text:p>
      <text:p text:style-name="P17"><text:tab/><text:tab/>Note: Write to DSP_PAL_COLOR to set the index <text:span text:style-name="T297">before</text:span> reading or <text:tab/><text:tab/><text:tab/><text:tab/>writing color data to/<text:span text:style-name="T298">from</text:span> the 256-color palette array.</text:p>
      <text:p text:style-name="P16"><text:tab/><text:tab/></text:p>
      <text:p text:style-name="P16"/>
      <text:p text:style-name="P16"/>
      <text:p text:style-name="P16"/>
      <text:p text:style-name="P83"><text:tab/><text:span text:style-name="T82">DSP_SPR_I</text:span><text:span text:style-name="T83">N</text:span><text:span text:style-name="T82">DX </text:span><text:span text:style-name="T201">(read/write)</text:span><text:span text:style-name="T304">: AAAA.AAAA</text:span></text:p>
      <text:p text:style-name="P83"><text:tab/><text:tab/><text:span text:style-name="T304">A = Sprite / Tile data index (0-200)</text:span></text:p>
      <text:p text:style-name="P83"><text:tab/><text:tab/><text:span text:style-name="T306">0 = invalid index </text:span><text:span text:style-name="T307">or error</text:span></text:p>
      <text:p text:style-name="P83"/>
      <text:p text:style-name="P83"><text:tab/><text:span text:style-name="T84">DSP_SPR_DATA</text:span><text:span text:style-name="T305"> </text:span><text:span text:style-name="T202">(</text:span><text:span text:style-name="T203">320</text:span><text:span text:style-name="T202">-bytes read/write)</text:span><text:span text:style-name="T305">:</text:span></text:p>
      <text:p text:style-name="P84"><text:tab/><text:tab/><text:span text:style-name="T313">(bytes 0-</text:span><text:span text:style-name="T316">255</text:span><text:span text:style-name="T313">) </text:span><text:span text:style-name="T314">16x16 </text:span><text:span text:style-name="T313">256-color indexed pixel bitmap data</text:span></text:p>
      <text:p text:style-name="P83"><text:tab/><text:tab/><text:span text:style-name="T205">(</text:span><text:span text:style-name="T206">1</text:span><text:span text:style-name="T205"> byte)</text:span><text:span text:style-name="T308"><text:tab/>AB</text:span><text:span text:style-name="T311">CD</text:span><text:span text:style-name="T308">.</text:span><text:span text:style-name="T311">E</text:span><text:span text:style-name="T321">xxx</text:span><text:span text:style-name="T317"> <text:s/></text:span><text:span text:style-name="T318">Sprite Control Data</text:span></text:p>
      <text:p text:style-name="P83"><text:tab/><text:tab/><text:tab/><text:span text:style-name="T321">A</text:span><text:span text:style-name="T309"> = </text:span><text:span text:style-name="T310">visible/enabled</text:span><text:span text:style-name="T309"> </text:span></text:p>
      <text:p text:style-name="P83"><text:tab/><text:tab/><text:tab/><text:span text:style-name="T321">B</text:span><text:span text:style-name="T309"> = </text:span><text:span text:style-name="T310">collision enable</text:span></text:p>
      <text:p text:style-name="P83"><text:tab/><text:tab/><text:tab/><text:span text:style-name="T321">C</text:span><text:span text:style-name="T309"> = </text:span><text:span text:style-name="T310">pixel perfect collision enable</text:span></text:p>
      <text:p text:style-name="P83"><text:tab/><text:tab/><text:tab/><text:span text:style-name="T321">D</text:span><text:span text:style-name="T317"> = double horizontal size</text:span></text:p>
      <text:p text:style-name="P83"><text:tab/><text:tab/><text:tab/><text:span text:style-name="T321">E</text:span><text:span text:style-name="T317"> = double vertical size</text:span></text:p>
      <text:p text:style-name="P83"><text:tab/><text:tab/><text:tab/><text:span text:style-name="T321">x </text:span><text:span text:style-name="T317">= </text:span><text:span text:style-name="T321">3</text:span><text:span text:style-name="T317"> bits reserved</text:span></text:p>
      <text:p text:style-name="P85"><text:tab/><text:tab/><text:span text:style-name="T319">(2 bytes signed)<text:tab/> +/- vertical coordinate</text:span></text:p>
      <text:p text:style-name="P85"><text:tab/><text:tab/><text:span text:style-name="T319">(2 bytes signed)<text:tab/> +/- horizontal coordinate</text:span></text:p>
      <text:p text:style-name="P85"><text:tab/><text:tab/><text:span text:style-name="T320">(? bytes) 4x4 collision mask</text:span></text:p>
      <text:p text:style-name="P85"><text:tab/><text:tab/><text:span text:style-name="T320">(? bytes) up to 25 bytes (200 elements) of collision data</text:span></text:p>
      <text:p text:style-name="P85"><text:tab/><text:tab/><text:span text:style-name="T320">(? bytes) custom user data</text:span></text:p>
      <text:p text:style-name="P86"/>
      <text:p text:style-name="P83"><text:tab/><text:span text:style-name="T85">DSP_TILE_DATA</text:span><text:span text:style-name="T312"> </text:span><text:span text:style-name="T204">(320-bytes read/write)</text:span><text:span text:style-name="T312">:</text:span></text:p>
      <text:p text:style-name="P83"><text:tab/><text:tab/><text:span text:style-name="T313">(bytes 0-</text:span><text:span text:style-name="T316">255</text:span><text:span text:style-name="T313">) </text:span><text:span text:style-name="T314">16x16 </text:span><text:span text:style-name="T313">256-color indexed pixel bitmap data</text:span></text:p>
      <text:p text:style-name="P83"><text:tab/><text:tab/><text:span text:style-name="T315">(bytes </text:span><text:span text:style-name="T316">256</text:span><text:span text:style-name="T315">-319) custom user data</text:span></text:p>
      <text:p text:style-name="P16"><text:tab/><text:tab/></text:p>
      <text:p text:style-name="P16"/>
      <text:p text:style-name="P16"/>
      <text:p text:style-name="P19"><text:span text:style-name="T23">Emulation </text:span>Class Object <text:span text:style-name="T24">H</text:span><text:span text:style-name="T25">ie</text:span><text:span text:style-name="T24">ra</text:span><text:span text:style-name="T26">r</text:span><text:span text:style-name="T24">chy</text:span>:</text:p>
      <text:p text:style-name="P35"><text:span text:style-name="T27">Bus</text:span><text:tab/><text:tab/><text:tab/><text:tab/><text:tab/><text:span text:style-name="T86">the main loop contains all of the device objects</text:span></text:p>
      <text:p text:style-name="P35"><text:span text:style-name="T27">Device</text:span><text:tab/><text:tab/><text:tab/><text:tab/><text:span text:style-name="T86">the base/parent device object</text:span></text:p>
      <text:p text:style-name="P35"><text:tab/><text:span text:style-name="T28">CPU6809</text:span><text:span text:style-name="T87"><text:tab/><text:tab/><text:tab/>the 6809 emulation layer</text:span></text:p>
      <text:p text:style-name="P35"><text:tab/><text:span text:style-name="T27">Memory</text:span><text:tab/><text:tab/><text:tab/><text:span text:style-name="T88">th</text:span><text:span text:style-name="T89">e</text:span><text:span text:style-name="T88"> memory </text:span><text:span text:style-name="T90">container</text:span><text:span text:style-name="T88"> syste</text:span><text:span text:style-name="T90">m</text:span></text:p>
      <text:p text:style-name="P35"><text:tab/><text:tab/><text:span text:style-name="T29">MEM<text:tab/></text:span><text:span text:style-name="T90"><text:tab/><text:tab/>the parent memory node object</text:span></text:p>
      <text:p text:style-name="P35"><text:tab/><text:tab/><text:tab/><text:span text:style-name="T30">RAM<text:tab/><text:tab/></text:span><text:span text:style-name="T92">random access memory (read/write)</text:span></text:p>
      <text:p text:style-name="P35"><text:tab/><text:tab/><text:tab/><text:span text:style-name="T30">ROM<text:tab/><text:tab/></text:span><text:span text:style-name="T92">read only memory (read only)</text:span></text:p>
      <text:p text:style-name="P35"><text:tab/><text:tab/><text:tab/><text:span text:style-name="T30">REG<text:tab/><text:tab/></text:span><text:span text:style-name="T93">hardware register</text:span></text:p>
      <text:p text:style-name="P35"><text:tab/><text:span text:style-name="T27">Gfx</text:span><text:tab/><text:tab/><text:tab/><text:tab/><text:span text:style-name="T88">the graphics container</text:span></text:p>
      <text:p text:style-name="P35"><text:tab/><text:tab/><text:span text:style-name="T31">GfxMode<text:tab/><text:tab/></text:span><text:span text:style-name="T94">The graphics mode parent object</text:span></text:p>
      <text:p text:style-name="P35"><text:tab/><text:tab/><text:tab/><text:span text:style-name="T32">Gfx</text:span><text:span text:style-name="T27">Pixel</text:span><text:tab/><text:span text:style-name="T88">pixel graphics display modes</text:span></text:p>
      <text:p text:style-name="P35"><text:tab/><text:tab/><text:tab/><text:span text:style-name="T32">Gfx</text:span><text:span text:style-name="T27">Text</text:span><text:tab/><text:span text:style-name="T88">text glyph display modes</text:span></text:p>
      <text:p text:style-name="P35"><text:tab/><text:tab/><text:tab/><text:span text:style-name="T32">Gfx</text:span><text:span text:style-name="T33">Cursor</text:span><text:span text:style-name="T158"><text:tab/></text:span><text:span text:style-name="T88">mouse cursor </text:span><text:span text:style-name="T159">(possibly utilizes GfxSprite)</text:span></text:p>
      <text:p text:style-name="P35"><text:tab/><text:tab/><text:tab/><text:span text:style-name="T34">Gfx</text:span><text:span text:style-name="T33">Debug</text:span><text:span text:style-name="T158"><text:tab/></text:span><text:span text:style-name="T88">a basic debug monitor overlay</text:span></text:p>
      <text:p text:style-name="P35"><text:tab/><text:tab/><text:tab/><text:span text:style-name="T32">Gfx</text:span><text:span text:style-name="T27">Tile</text:span><text:tab/><text:span text:style-name="T88">the tile graphics modes</text:span></text:p>
      <text:p text:style-name="P35"><text:tab/><text:tab/><text:tab/><text:span text:style-name="T35">GfxSprite</text:span><text:span text:style-name="T160"><text:tab/></text:span><text:span text:style-name="T88">the sprite system</text:span></text:p>
      <text:p text:style-name="P35"><text:tab/><text:span text:style-name="T36">Keyboard</text:span><text:span text:style-name="T161"><text:tab/><text:tab/><text:tab/></text:span><text:span text:style-name="T162">basic keyboard operation</text:span></text:p>
      <text:p text:style-name="P35"><text:tab/><text:span text:style-name="T36">G</text:span><text:span text:style-name="T37">ame</text:span><text:span text:style-name="T38">P</text:span><text:span text:style-name="T36">ad</text:span><text:span text:style-name="T161"><text:tab/><text:tab/><text:tab/></text:span><text:span text:style-name="T162">gamepad and joystick implementation</text:span></text:p>
      <text:p text:style-name="P35"><text:tab/><text:span text:style-name="T36">Mouse</text:span><text:span text:style-name="T161"><text:tab/><text:tab/><text:tab/><text:tab/></text:span><text:span text:style-name="T162">mouse implementation</text:span></text:p>
      <text:p text:style-name="P35"><text:tab/><text:span text:style-name="T39">Audio</text:span><text:span text:style-name="T163"><text:tab/><text:tab/><text:tab/><text:tab/></text:span><text:span text:style-name="T162">the audio container</text:span></text:p>
      <text:p text:style-name="P35"><text:tab/><text:tab/><text:span text:style-name="T40">AudioMode</text:span><text:span text:style-name="T164"><text:tab/><text:tab/></text:span><text:span text:style-name="T94">The audio mode parent object</text:span></text:p>
      <text:p text:style-name="P35"><text:tab/><text:tab/><text:tab/><text:span text:style-name="T39">AudioDAC</text:span><text:span text:style-name="T163"><text:tab/></text:span><text:span text:style-name="T162">digital to analog audio device (WAV)</text:span></text:p>
      <text:p text:style-name="P35"><text:tab/><text:tab/><text:tab/><text:span text:style-name="T39">AudioFM</text:span><text:span text:style-name="T163"><text:tab/></text:span><text:span text:style-name="T162">frequency modulated audio emulation</text:span></text:p>
      <text:p text:style-name="P35"><text:tab/><text:span text:style-name="T41">GPIO</text:span><text:span text:style-name="T165"><text:tab/><text:tab/><text:tab/><text:tab/></text:span><text:span text:style-name="T166">general input/output pins (parallel)</text:span></text:p>
      <text:p text:style-name="P35"><text:tab/><text:span text:style-name="T42">UART</text:span><text:span text:style-name="T167"><text:tab/><text:tab/><text:tab/><text:tab/></text:span><text:span text:style-name="T168">for headless </text:span><text:span text:style-name="T169">use/</text:span><text:span text:style-name="T168">communication</text:span></text:p>
      <text:p text:style-name="P35"><text:tab/><text:span text:style-name="T43">Math</text:span><text:span text:style-name="T170"><text:tab/><text:tab/><text:tab/><text:tab/>implements random and floating point </text:span><text:span text:style-name="T171">functions</text:span></text:p>
      <text:p text:style-name="P35"><text:tab/><text:span text:style-name="T172">Timer</text:span><text:span text:style-name="T173">s</text:span><text:span text:style-name="T175"><text:tab/><text:tab/><text:tab/>implements various </text:span><text:span text:style-name="T322">hardware timers</text:span></text:p>
      <text:p text:style-name="P35"><text:tab/><text:span text:style-name="T44">FileIO</text:span><text:span text:style-name="T176"><text:tab/><text:tab/><text:tab/>the file input and output Operating System</text:span></text:p>
      <text:p text:style-name="P35"/>
      <text:p text:style-name="P56">Bus</text:p>
      <text:p text:style-name="P44"><text:tab/><text:span text:style-name="T177">The </text:span><text:span text:style-name="T179">Bus</text:span><text:span text:style-name="T177"> object </text:span><text:span text:style-name="T210">acts as a container to dispatch events to all of the</text:span></text:p>
      <text:p text:style-name="P44"><text:span text:style-name="T210"><text:tab/>attached devices. After it </text:span><text:span text:style-name="T177">starts the </text:span><text:span text:style-name="T179">CPU6809</text:span><text:span text:style-name="T177"> and Audio threads, </text:span><text:span text:style-name="T210">it</text:span></text:p>
      <text:p text:style-name="P44"><text:span text:style-name="T210"><text:tab/>the main application loop </text:span><text:span text:style-name="T211">and is responsible for proper device</text:span></text:p>
      <text:p text:style-name="P45"><text:tab/>shutdown as it exits.</text:p>
      <text:p text:style-name="P35"><text:tab/><text:tab/></text:p>
      <text:p text:style-name="P57">Device::</text:p>
      <text:p text:style-name="P38"><text:tab/>Within the emulation, the <text:span text:style-name="T178">Bus</text:span> object acts as the main device</text:p>
      <text:p text:style-name="P38"><text:tab/>container, the main loop, and the main event dispatcher. <text:span text:style-name="T212">Every device</text:span></text:p>
      <text:p text:style-name="P38"><text:span text:style-name="T212"><text:tab/>should inherit from the </text:span><text:span text:style-name="T180">Device</text:span><text:span text:style-name="T212"> object. The Device object should have</text:span></text:p>
      <text:p text:style-name="P46"><text:tab/>the following virtual members:</text:p>
      <text:p text:style-name="P38"><text:tab/><text:tab/><text:span text:style-name="T45">OnAttach()</text:span><text:span text:style-name="T213"><text:tab/><text:tab/><text:tab/>called on creation to add to memory map</text:span></text:p>
      <text:p text:style-name="P38"><text:tab/><text:tab/><text:span text:style-name="T46">OnInit()</text:span><text:span text:style-name="T214"><text:tab/><text:tab/><text:tab/></text:span><text:span text:style-name="T215">calls once after all devices are added</text:span></text:p>
      <text:p text:style-name="P38"><text:tab/><text:tab/><text:span text:style-name="T46">OnQuit()</text:span><text:span text:style-name="T214"><text:tab/><text:tab/><text:tab/></text:span><text:span text:style-name="T216">called when Gfx is closed</text:span></text:p>
      <text:p text:style-name="P38"><text:tab/><text:tab/><text:span text:style-name="T46">On</text:span><text:span text:style-name="T47">Activate</text:span><text:span text:style-name="T46">()</text:span><text:span text:style-name="T214"><text:tab/><text:tab/></text:span><text:span text:style-name="T217">called when opening a new graphics mode</text:span></text:p>
      <text:p text:style-name="P38"><text:tab/><text:tab/><text:span text:style-name="T46">On</text:span><text:span text:style-name="T47">Deactivate</text:span><text:span text:style-name="T46">()</text:span><text:span text:style-name="T214"><text:tab/><text:tab/></text:span><text:span text:style-name="T217">called to close current graphics mode</text:span></text:p>
      <text:p text:style-name="P38"><text:tab/><text:tab/><text:span text:style-name="T48">OnEvent(event)</text:span><text:span text:style-name="T218"><text:tab/><text:tab/></text:span><text:span text:style-name="T217">called when an event was received</text:span></text:p>
      <text:p text:style-name="P38"><text:tab/><text:tab/><text:span text:style-name="T48">OnUpdate(elapsedTime)</text:span><text:span text:style-name="T218"><text:tab/></text:span><text:span text:style-name="T217">called every<text:tab/></text:span></text:p>
      <text:p text:style-name="P38"><text:tab/><text:tab/><text:span text:style-name="T49">OnRender()</text:span><text:span text:style-name="T219"><text:tab/><text:tab/><text:tab/></text:span><text:span text:style-name="T220">called every frame for rendering images</text:span></text:p>
      <text:p text:style-name="P38"/>
      <text:p text:style-name="P58"/>
      <text:p text:style-name="P59">Device::CPU6809</text:p>
      <text:p text:style-name="P47"><text:tab/><text:span text:style-name="T221">While the 6809 micro-processor will be initially implemented, it <text:tab/>will be possible to implement the Hitachi 6309 in the future by <text:tab/>adding those instructions to the </text:span><text:span text:style-name="T181">CPU6809</text:span><text:span text:style-name="T221"> object. </text:span><text:span text:style-name="T222">In addition to the</text:span></text:p>
      <text:p text:style-name="P48"><text:tab/>inherited member functions, this object should include:</text:p>
      <text:p text:style-name="P47"><text:tab/><text:tab/><text:span text:style-name="T50">OnClock()<text:tab/></text:span><text:span text:style-name="T222"><text:tab/></text:span><text:span text:style-name="T223">called every clock pulse in its own thread</text:span></text:p>
      <text:p text:style-name="P47"><text:tab/><text:tab/><text:span text:style-name="T51">OnReset()</text:span><text:span text:style-name="T224"><text:tab/><text:tab/></text:span><text:span text:style-name="T225">initiates a reset</text:span></text:p>
      <text:p text:style-name="P47"><text:tab/><text:tab/><text:span text:style-name="T51">OnIRQ()</text:span><text:span text:style-name="T224"><text:tab/><text:tab/></text:span><text:span text:style-name="T225">requests a standard interrupt</text:span></text:p>
      <text:p text:style-name="P47"><text:tab/><text:tab/><text:span text:style-name="T51">OnNMI()</text:span><text:span text:style-name="T224"><text:tab/><text:tab/></text:span><text:span text:style-name="T225">requests a non-maskable interrupt</text:span></text:p>
      <text:p text:style-name="P47"><text:tab/><text:tab/><text:span text:style-name="T51">OnFIRQ()</text:span><text:span text:style-name="T224"><text:tab/><text:tab/></text:span><text:span text:style-name="T225">requests a fast interrupt </text:span><text:span text:style-name="T226">(video blanking)</text:span></text:p>
      <text:p text:style-name="P3"/>
      <text:p text:style-name="P21">Device::Memory<text:tab/>// <text:span text:style-name="T227">This is a work in progress</text:span></text:p>
      <text:p text:style-name="P22"><text:tab/>This object handles th<text:span text:style-name="T228">e memory map and the hardware registers. </text:span><text:span text:style-name="T229">It <text:tab/>acts as a Memory Node container. </text:span><text:span text:style-name="T230">In addition to the inherited <text:tab/>members, it should include:</text:span></text:p>
      <text:p text:style-name="P22"><text:tab/><text:tab/><text:span text:style-name="T52">Attach</text:span><text:span text:style-name="T53">Device</text:span><text:span text:style-name="T54">(</text:span><text:span text:style-name="T55">device, data</text:span><text:span text:style-name="T54">)</text:span><text:span text:style-name="T231"><text:tab/>appends </text:span><text:span text:style-name="T232">device </text:span><text:span text:style-name="T231">hardware register</text:span><text:span text:style-name="T232">s</text:span></text:p>
      <text:p text:style-name="P22"><text:tab/><text:tab/><text:span text:style-name="T56">ReadByte(</text:span><text:span text:style-name="T57">addr, flag</text:span><text:span text:style-name="T56">)</text:span><text:span text:style-name="T233"><text:tab/><text:tab/></text:span><text:span text:style-name="T234">reads a byte from the memory map</text:span></text:p>
      <text:p text:style-name="P22"><text:span text:style-name="T233"><text:tab/><text:tab/></text:span><text:span text:style-name="T56">WriteByte(</text:span><text:span text:style-name="T57">addr, byte</text:span><text:span text:style-name="T56">)<text:tab/></text:span><text:span text:style-name="T233"><text:tab/></text:span><text:span text:style-name="T234">writes a byte to the memory map</text:span></text:p>
      <text:p text:style-name="P22"><text:span text:style-name="T233"><text:tab/><text:tab/></text:span><text:span text:style-name="T56">ReadWord(</text:span><text:span text:style-name="T57">addr, flag</text:span><text:span text:style-name="T56">)</text:span><text:span text:style-name="T233"><text:tab/><text:tab/></text:span><text:span text:style-name="T234">reads a word from the memory map</text:span></text:p>
      <text:p text:style-name="P22"><text:span text:style-name="T233"><text:tab/><text:tab/></text:span><text:span text:style-name="T56">WriteWord(</text:span><text:span text:style-name="T57">addr, word</text:span><text:span text:style-name="T56">)</text:span><text:span text:style-name="T233"><text:tab/><text:tab/></text:span><text:span text:style-name="T234">writes a word to the memory map</text:span></text:p>
      <text:p text:style-name="P23"><text:span text:style-name="T30"><text:tab/>MEM::</text:span><text:span text:style-name="T90"><text:tab/><text:tab/>the parent memory node object</text:span></text:p>
      <text:p text:style-name="P23"><text:span text:style-name="T58"><text:tab/>MEM::</text:span><text:span text:style-name="T30">RAM<text:tab/></text:span><text:span text:style-name="T92">random access memory (read/write)</text:span></text:p>
      <text:p text:style-name="P23"><text:span text:style-name="T58"><text:tab/>MEM::</text:span><text:tab/><text:span text:style-name="T30">ROM<text:tab/></text:span><text:span text:style-name="T92">read only memory (read only)</text:span></text:p>
      <text:p text:style-name="P23"><text:span text:style-name="T58"><text:tab/>MEM::</text:span><text:span text:style-name="T27"><text:tab/></text:span><text:span text:style-name="T30">REG<text:tab/></text:span><text:span text:style-name="T93">hardware register</text:span></text:p>
      <text:p text:style-name="P2"/>
      <text:p text:style-name="P3"/>
      <text:p text:style-name="P33"><text:span text:style-name="T59">Device::</text:span><text:span text:style-name="T27">Gfx</text:span> </text:p>
      <text:p text:style-name="P33"><text:tab/>This object is a container for all of the graphics mode object<text:span text:style-name="T235">s. It</text:span></text:p>
      <text:p text:style-name="P33"><text:tab/><text:span text:style-name="T235">receives events from the bus and dispatches them to the </text:span><text:span text:style-name="T182">GfxMode</text:span></text:p>
      <text:p text:style-name="P34"><text:tab/>objects. </text:p>
      <text:p text:style-name="P35"/>
      <text:p text:style-name="P50">GfxMode::</text:p>
      <text:p text:style-name="P36"><text:tab/><text:span text:style-name="T236">Defines the parent Graphics Mode object. </text:span><text:span text:style-name="T237">It implements the following</text:span></text:p>
      <text:p text:style-name="P37"><text:tab/>virtual functions:</text:p>
      <text:p text:style-name="P38"><text:tab/><text:tab/><text:span text:style-name="T45">OnAttach()</text:span><text:span text:style-name="T213"><text:tab/><text:tab/><text:tab/>called on creation to add to memory map</text:span></text:p>
      <text:p text:style-name="P38"><text:tab/><text:tab/><text:span text:style-name="T46">OnInit()</text:span><text:span text:style-name="T214"><text:tab/><text:tab/><text:tab/></text:span><text:span text:style-name="T215">calls once after all devices are added</text:span></text:p>
      <text:p text:style-name="P38"><text:tab/><text:tab/><text:span text:style-name="T46">OnQuit()</text:span><text:span text:style-name="T214"><text:tab/><text:tab/><text:tab/></text:span><text:span text:style-name="T216">called when Gfx is closed</text:span></text:p>
      <text:p text:style-name="P38"><text:tab/><text:tab/><text:span text:style-name="T46">On</text:span><text:span text:style-name="T47">Activate</text:span><text:span text:style-name="T46">()</text:span><text:span text:style-name="T214"><text:tab/><text:tab/></text:span><text:span text:style-name="T217">called when opening a new graphics mode</text:span></text:p>
      <text:p text:style-name="P38"><text:tab/><text:tab/><text:span text:style-name="T46">On</text:span><text:span text:style-name="T47">Deactivate</text:span><text:span text:style-name="T46">()</text:span><text:span text:style-name="T214"><text:tab/><text:tab/></text:span><text:span text:style-name="T217">called to close current graphics mode</text:span></text:p>
      <text:p text:style-name="P38"><text:tab/><text:tab/><text:span text:style-name="T48">OnEvent(event)</text:span><text:span text:style-name="T218"><text:tab/><text:tab/></text:span><text:span text:style-name="T217">called when an event was received</text:span></text:p>
      <text:p text:style-name="P38"><text:tab/><text:tab/><text:span text:style-name="T48">OnUpdate(elapsedTime)</text:span><text:span text:style-name="T218"><text:tab/></text:span><text:span text:style-name="T217">called every frame counting elapsed time</text:span></text:p>
      <text:p text:style-name="P38"><text:tab/><text:tab/><text:span text:style-name="T49">OnRender()</text:span><text:span text:style-name="T219"><text:tab/><text:tab/><text:tab/></text:span><text:span text:style-name="T220">called every frame for rendering images</text:span></text:p>
      <text:p text:style-name="P36"/>
      <text:p text:style-name="P39"><text:span text:style-name="T60">GfxMode::</text:span><text:span text:style-name="T32">Gfx</text:span><text:span text:style-name="T60">Pixel</text:span></text:p>
      <text:p text:style-name="P60"><text:tab/><text:span text:style-name="T238">Implements the pixel graphics modes.</text:span></text:p>
      <text:p text:style-name="P36"/>
      <text:p text:style-name="P39"><text:span text:style-name="T60">GfxMode::</text:span><text:span text:style-name="T32">Gfx</text:span><text:span text:style-name="T60">Text</text:span></text:p>
      <text:p text:style-name="P60"><text:tab/><text:span text:style-name="T238">Implements the text glyph modes.</text:span></text:p>
      <text:p text:style-name="P60"/>
      <text:p text:style-name="P39"><text:span text:style-name="T60">GfxMode::</text:span><text:span text:style-name="T32">Gfx</text:span><text:span text:style-name="T33">Cursor</text:span></text:p>
      <text:p text:style-name="P60"><text:tab/><text:span text:style-name="T238">Implements the system cursor. This should also add registers to</text:span></text:p>
      <text:p text:style-name="P39"><text:span text:style-name="T95"><text:tab/>customize said cursor. </text:span><text:span text:style-name="T96">Simply displays a cursor icon at the position <text:tab/>described </text:span><text:span text:style-name="T97">with</text:span><text:span text:style-name="T96">in the </text:span><text:span text:style-name="T207">Device::Mouse</text:span><text:span text:style-name="T96"> hardware registers.</text:span></text:p>
      <text:p text:style-name="P40"><text:span text:style-name="T60">GfxMode::</text:span><text:span text:style-name="T34">Gfx</text:span><text:span text:style-name="T33">Debug</text:span></text:p>
      <text:p text:style-name="P60"><text:tab/><text:span text:style-name="T238">This mode is a simple debug monitor overlay. It should include hex</text:span></text:p>
      <text:p text:style-name="P61"><text:tab/>dumps from multiple addresses that can be modified. It should display</text:p>
      <text:p text:style-name="P61"><text:tab/>and allow for editing of the registers. It should display a</text:p>
      <text:p text:style-name="P61"><text:tab/>disassembly of code in memory. Simple assembly functions could also</text:p>
      <text:p text:style-name="P61"><text:tab/>be implemented. RESET, IRQ, FIRQ, and NMI buttons should also be</text:p>
      <text:p text:style-name="P61"><text:tab/>present.</text:p>
      <text:p text:style-name="P60"/>
      <text:p text:style-name="P39"><text:span text:style-name="T60">GfxMode::</text:span><text:span text:style-name="T32">Gfx</text:span><text:span text:style-name="T60">Tile</text:span></text:p>
      <text:p text:style-name="P60"><text:tab/><text:span text:style-name="T239">This will initially be in a skeleton form. Eventually this class</text:span></text:p>
      <text:p text:style-name="P62"><text:tab/>should implement the tile graphics modes.</text:p>
      <text:p text:style-name="P60"/>
      <text:p text:style-name="P39"><text:span text:style-name="T60">GfxMode::</text:span><text:span text:style-name="T35">GfxSprite</text:span></text:p>
      <text:p text:style-name="P60"><text:tab/><text:span text:style-name="T239">This will initially be in a skeleton form. Eventually this class </text:span></text:p>
      <text:p text:style-name="P60"><text:tab/><text:span text:style-name="T239">should implement the tile graphics modes.</text:span></text:p>
      <text:p text:style-name="P60"/>
      <text:p text:style-name="P51">Device::Keyboard</text:p>
      <text:p text:style-name="P63"><text:tab/><text:span text:style-name="T240">This object dispatches Keyboard events to the Bus for event</text:span></text:p>
      <text:p text:style-name="P63"><text:span text:style-name="T240"><text:tab/>distribution. </text:span><text:span text:style-name="T241">Updates its attached hardware registers.</text:span></text:p>
      <text:p text:style-name="P63"/>
      <text:p text:style-name="P51">Device::GamePad</text:p>
      <text:p text:style-name="P63"><text:tab/><text:span text:style-name="T242">This device object dispatches events from attached gamepads and/or <text:tab/>joysticks to the Bus for event distribution. </text:span><text:span text:style-name="T241">Updates its own attached <text:tab/>hardware registers.</text:span></text:p>
      <text:p text:style-name="P63"/>
      <text:p text:style-name="P51">Device::Mouse</text:p>
      <text:p text:style-name="P63"><text:tab/><text:span text:style-name="T243">Implements mouse </text:span><text:span text:style-name="T244">function within its own attached hardware registers. </text:span></text:p>
      <text:p text:style-name="P63"><text:tab/><text:span text:style-name="T245">Dispatches mouse events via the </text:span><text:span text:style-name="T183">Bus</text:span><text:span text:style-name="T174"> Object</text:span><text:span text:style-name="T245">.</text:span></text:p>
      <text:p text:style-name="P63"/>
      <text:p text:style-name="P51">Device::Audio</text:p>
      <text:p text:style-name="P63"><text:tab/><text:span text:style-name="T246">Acts as a container for attached </text:span><text:span text:style-name="T184">AudioMode</text:span><text:span text:style-name="T246"> objects.</text:span></text:p>
      <text:p text:style-name="P63"/>
      <text:p text:style-name="P51">AudioMode::</text:p>
      <text:p text:style-name="P60"><text:tab/><text:span text:style-name="T247">The parent </text:span><text:span text:style-name="T185">AudioMode</text:span><text:span text:style-name="T247"> object. </text:span></text:p>
      <text:p text:style-name="P60"/>
      <text:p text:style-name="P52">AudioMode::AudioDAC</text:p>
      <text:p text:style-name="P64"><text:tab/><text:span text:style-name="T247">This audio mode object handles two 8-bit digital to analog audio <text:tab/>ports. It should implement simple write to left/right DAC function <text:tab/>directly via hardware register ports. It should also handle clearing,</text:span></text:p>
      <text:p text:style-name="P64"><text:tab/><text:span text:style-name="T247">loading, volume, starting and stopping of WAV files. </text:span></text:p>
      <text:p text:style-name="P64"/>
      <text:p text:style-name="P52">AudioMode::AudioFM</text:p>
      <text:p text:style-name="P64"><text:tab/><text:span text:style-name="T247">This should implement one of the more popular 80’s era FM syntesis</text:span></text:p>
      <text:p text:style-name="P65"><text:tab/>chips. It would be cool to emulate the Commodore 64’s SID chip. Check</text:p>
      <text:p text:style-name="P64"><text:tab/><text:span text:style-name="T247">it </text:span><text:span text:style-name="T248">out</text:span><text:span text:style-name="T247">.</text:span></text:p>
      <text:p text:style-name="P64"/>
      <text:p text:style-name="P53">Device::GPIO</text:p>
      <text:p text:style-name="P66"><text:tab/><text:span text:style-name="T249">Read and/or Write to/from pins. This should dispatch events to the <text:tab/></text:span><text:span text:style-name="T186">Bus</text:span><text:span text:style-name="T249">.</text:span></text:p>
      <text:p text:style-name="P66"/>
      <text:p text:style-name="P53">Device::UART</text:p>
      <text:p text:style-name="P41"><text:span text:style-name="T91"><text:tab/></text:span><text:span text:style-name="T98">This should implement </text:span><text:span text:style-name="T99">headless</text:span><text:span text:style-name="T98"> USB/Serial communications to/from <text:tab/>another RETRO_6809 computer or </text:span><text:span text:style-name="T100">a </text:span><text:span text:style-name="T98">host Linux/Windows machine.</text:span></text:p>
      <text:p text:style-name="P54"><text:soft-page-break/>Device::Math</text:p>
      <text:p text:style-name="P42"><text:span text:style-name="T91"><text:tab/></text:span><text:span text:style-name="T101">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102">the ability to set the random seed on write</text:span><text:span text:style-name="T101">. </text:span></text:p>
      <text:p text:style-name="P42"/>
      <text:p text:style-name="P54">Device::Timers</text:p>
      <text:p text:style-name="P42"><text:span text:style-name="T91"><text:tab/></text:span><text:span text:style-name="T103">This should implement registers to read the date, and a 32-bit <text:tab/>“milliseconds since start” counter.</text:span></text:p>
      <text:p text:style-name="P42"><text:span text:style-name="T103"><text:tab/><text:tab/></text:span><text:span text:style-name="T61">TIMER_DAY</text:span><text:span text:style-name="T104"> <text:tab/><text:tab/>(byte) day of the month (1-31)</text:span></text:p>
      <text:p text:style-name="P42"><text:span text:style-name="T104"><text:tab/><text:tab/></text:span><text:span text:style-name="T61">TIMER_MONTH</text:span><text:span text:style-name="T104"> <text:tab/>(byte) month (1-12)</text:span></text:p>
      <text:p text:style-name="P42"><text:span text:style-name="T104"><text:tab/><text:tab/></text:span><text:span text:style-name="T62">TIMER_YEAR</text:span><text:span text:style-name="T105"> <text:tab/>(word) year (0-65535)</text:span></text:p>
      <text:p text:style-name="P42"><text:span text:style-name="T105"><text:tab/><text:tab/></text:span><text:span text:style-name="T63">TIMER_MS</text:span><text:span text:style-name="T106"> <text:tab/><text:tab/>(dword) number of milliseconds since start</text:span></text:p>
      <text:p text:style-name="P42"/>
      <text:p text:style-name="P55"><text:span text:style-name="T250">D</text:span>evice::FileIO</text:p>
      <text:p text:style-name="P43"><text:span text:style-name="T91"><text:tab/></text:span><text:span text:style-name="T107">This should cover all of the functionality a basic file operating <text:tab/>system should include. Things like, not not limited to, “dir”, “cd”, </text:span></text:p>
      <text:p text:style-name="P43"><text:span text:style-name="T107"><text:tab/>“load”, “exec”, etc… should all be </text:span><text:span text:style-name="T108">covered.</text:span></text:p>
      <text:p text:style-name="P43"/>
      <text:p text:style-name="P43"/>
      <text:p text:style-name="P43"/>
      <text:p text:style-name="P4"/>
      <text:p text:style-name="P4"/>
      <text:p text:style-name="P4"/>
      <text:p text:style-name="P4"/>
      <text:p text:style-name="P19"><text:span text:style-name="T109">Basic</text:span><text:span text:style-name="T91"> Memory Map:</text:span></text:p>
      <text:p text:style-name="P5"/>
      <text:p text:style-name="P24"><text:span text:style-name="T91">$00</text:span><text:span text:style-name="T110">0</text:span><text:span text:style-name="T111">0-$00FF<text:tab/></text:span><text:span text:style-name="T112">(</text:span><text:span text:style-name="T113">256 </text:span><text:span text:style-name="T112">bytes)</text:span><text:span text:style-name="T113"><text:tab/></text:span><text:span text:style-name="T114">Z</text:span><text:span text:style-name="T115">ero </text:span><text:span text:style-name="T114">P</text:span><text:span text:style-name="T115">age: </text:span><text:span text:style-name="T111">system vectors and variables</text:span></text:p>
      <text:p text:style-name="P24"><text:span text:style-name="T91">$0</text:span><text:span text:style-name="T116">1</text:span><text:span text:style-name="T91">00-$0</text:span><text:span text:style-name="T117">1</text:span><text:span text:style-name="T118">FF</text:span><text:span text:style-name="T91"><text:tab/></text:span><text:span text:style-name="T119">(</text:span><text:span text:style-name="T117">256 </text:span><text:span text:style-name="T119">bytes)</text:span><text:span text:style-name="T120"> <text:tab/></text:span><text:span text:style-name="T117">User Page: low </text:span><text:span text:style-name="T121">memory user space/stack</text:span></text:p>
      <text:p text:style-name="P25"><text:span text:style-name="T91">$0</text:span><text:span text:style-name="T121">2</text:span><text:span text:style-name="T91">00-$03</text:span><text:span text:style-name="T118">FF</text:span><text:span text:style-name="T91"><text:tab/></text:span><text:span text:style-name="T119">(</text:span><text:span text:style-name="T121">512</text:span><text:span text:style-name="T122"> </text:span><text:span text:style-name="T119">bytes)</text:span><text:span text:style-name="T122"><text:tab/></text:span><text:span text:style-name="T121">system stack</text:span></text:p>
      <text:p text:style-name="P24"><text:span text:style-name="T91">$0400-$1</text:span><text:span text:style-name="T123">7</text:span><text:span text:style-name="T118">FF</text:span><text:span text:style-name="T91"><text:tab/></text:span><text:span text:style-name="T119">(</text:span><text:span text:style-name="T91">5</text:span><text:span text:style-name="T124">K </text:span><text:span text:style-name="T119">bytes)</text:span><text:span text:style-name="T91"> <text:tab/>text display buffer</text:span></text:p>
      <text:p text:style-name="P26"><text:span text:style-name="T91">$1800-$18FF<text:tab/></text:span><text:span text:style-name="T119">(</text:span><text:span text:style-name="T91">256 </text:span><text:span text:style-name="T119">bytes)</text:span><text:span text:style-name="T91"><text:tab/>input/output buffer</text:span></text:p>
      <text:p text:style-name="P27"><text:span text:style-name="T91">$1</text:span><text:span text:style-name="T125">9</text:span><text:span text:style-name="T91">00-$1FFF<text:tab/></text:span><text:span text:style-name="T119">(</text:span><text:span text:style-name="T126">1.75</text:span><text:span text:style-name="T91">K </text:span><text:span text:style-name="T119">bytes)<text:tab/></text:span><text:span text:style-name="T127">system hardware registers</text:span></text:p>
      <text:p text:style-name="P28"><text:span text:style-name="T91">$</text:span><text:span text:style-name="T128">2000</text:span><text:span text:style-name="T91">-$</text:span><text:span text:style-name="T129">C</text:span><text:span text:style-name="T91">FFF<text:tab/></text:span><text:span text:style-name="T119">(</text:span><text:span text:style-name="T130">4</text:span><text:span text:style-name="T131">4</text:span><text:span text:style-name="T132">K </text:span><text:span text:style-name="T119">bytes)</text:span><text:span text:style-name="T133"> <text:tab/></text:span><text:span text:style-name="T134">u</text:span><text:span text:style-name="T91">ser RAM space</text:span></text:p>
      <text:p text:style-name="P29"><text:span text:style-name="T91">$</text:span><text:span text:style-name="T135">D</text:span><text:span text:style-name="T91">000-$</text:span><text:span text:style-name="T136">E</text:span><text:span text:style-name="T91">FFF<text:tab/></text:span><text:span text:style-name="T137">(</text:span><text:span text:style-name="T136">8</text:span><text:span text:style-name="T91">K </text:span><text:span text:style-name="T137">bytes)</text:span><text:span text:style-name="T91"> <text:tab/></text:span><text:span text:style-name="T138">* </text:span><text:span text:style-name="T139">paged </text:span><text:span text:style-name="T91">memor</text:span><text:span text:style-name="T140">y</text:span></text:p>
      <text:p text:style-name="P30"><text:span text:style-name="T91">$</text:span><text:span text:style-name="T141">F</text:span><text:span text:style-name="T91">000-$FFEF<text:tab/></text:span><text:span text:style-name="T142">(</text:span><text:span text:style-name="T143">4</text:span><text:span text:style-name="T144">k </text:span><text:span text:style-name="T142">bytes)</text:span><text:span text:style-name="T144"> <text:tab/>System </text:span><text:span text:style-name="T145">KERNEL</text:span><text:span text:style-name="T144"> ROM</text:span></text:p>
      <text:p text:style-name="P31"><text:span text:style-name="T91">$FFF0-$FFFF<text:tab/></text:span><text:span text:style-name="T142">(</text:span><text:span text:style-name="T113">10 </text:span><text:span text:style-name="T142">bytes</text:span><text:span text:style-name="T146">)</text:span><text:span text:style-name="T113"> <text:tab/></text:span><text:span text:style-name="T91">system hardware vectors</text:span></text:p>
      <text:p text:style-name="P31"/>
      <text:p text:style-name="P49"><text:span text:style-name="T251">Paged Memory </text:span>Notes:</text:p>
      <text:p text:style-name="P32"><text:span text:style-name="T91"><text:tab/></text:span><text:span text:style-name="T147">bank 0: is simply 8K of </text:span><text:span text:style-name="T148">fast </text:span><text:span text:style-name="T147">RAM usable by the system </text:span><text:span text:style-name="T149">(default)</text:span></text:p>
      <text:p text:style-name="P32"><text:span text:style-name="T147"><text:tab/></text:span><text:span text:style-name="T148">bank 1: contains the directory structure for persistent memory</text:span></text:p>
      <text:p text:style-name="P32"><text:span text:style-name="T148"><text:tab/></text:span><text:span text:style-name="T150">banks 2-255: contains 8K pages of persistent memory from 1MB of flash</text:span></text:p>
      <text:p text:style-name="P32"/>
      <text:p text:style-name="P32"><text:span text:style-name="T91"><text:tab/></text:span><text:span text:style-name="T151">Bank 0 is always just a 8K bank of fast memory that is usable by the <text:tab/>system for extra RAM </text:span><text:span text:style-name="T152">for a total of 52K</text:span><text:span text:style-name="T151">. It can be switched out to <text:tab/>any of the 253 banks <text:tab/>of persistent memory (from TONI’s flash). Bank 1 <text:tab/>acts as an allocation<text:tab/>table accessed by ID. </text:span><text:span text:style-name="T153">That ID is assigned via <text:tab/>the <text:tab/>Kernel. A program can request access to a page of persistent <text:tab/>memory via an assigned ID but it should release that ID when it’s <text:tab/>done using it. This should work similar to </text:span><text:span text:style-name="T208">new</text:span><text:span text:style-name="T153"> or </text:span><text:span text:style-name="T208">malloc</text:span><text:span text:style-name="T153"> but <text:tab/>requesting a full 8K page at a time. </text:span><text:span text:style-name="T154">After use it should be </text:span><text:span text:style-name="T209">deleted</text:span><text:span text:style-name="T154"> <text:tab/>or </text:span><text:span text:style-name="T209">freed</text:span><text:span text:style-name="T154">.</text:span><text:span text:style-name="T153"> </text:span></text:p>
      <text:p text:style-name="P32"/>
      <text:p text:style-name="P32"><text:span text:style-name="T153"><text:tab/></text:span><text:span text:style-name="T155">A low level read/write to the memory bank access register can bypass </text:span></text:p>
      <text:p text:style-name="P32"><text:span text:style-name="T155"><text:tab/>the allocation function of the KERNEL for direct access. In this case <text:tab/>bank 1 would then be accessible by the program until the KERNEL is <text:tab/>used to once again access the TOC in bank 1 </text:span><text:span text:style-name="T156">for allocation/</text:span><text:span text:style-name="T157">releasing</text:span><text:span text:style-name="T155">.</text:span></text:p>
      <text:p text:style-name="P5"/>
      <text:p text:style-name="P1"/>
      <text:p text:style-name="P18"><text:lin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0:50:18.768350245</meta:creation-date>
    <meta:generator>LibreOffice/7.5.4.2$Linux_X86_64 LibreOffice_project/50$Build-2</meta:generator>
    <dc:date>2023-07-07T10:17:04.562835991</dc:date>
    <meta:editing-duration>PT6H20M13S</meta:editing-duration>
    <meta:editing-cycles>172</meta:editing-cycles>
    <meta:document-statistic meta:table-count="0" meta:image-count="0" meta:object-count="0" meta:page-count="9" meta:paragraph-count="259" meta:word-count="2522" meta:character-count="16206" meta:non-whitespace-character-count="13422"/>
  </office:meta>
</office:document-meta>
</file>